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6" style:family="table">
      <style:table-properties style:width="16.999cm" table:align="margins"/>
    </style:style>
    <style:style style:name="Table6.A" style:family="table-column">
      <style:table-column-properties style:column-width="3.089cm" style:rel-column-width="11907*"/>
    </style:style>
    <style:style style:name="Table6.B" style:family="table-column">
      <style:table-column-properties style:column-width="13.91cm" style:rel-column-width="5362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4" style:family="table">
      <style:table-properties style:width="16.955cm" table:align="left"/>
    </style:style>
    <style:style style:name="Table14.A" style:family="table-column">
      <style:table-column-properties style:column-width="2.422cm"/>
    </style:style>
    <style:style style:name="Table14.G" style:family="table-column">
      <style:table-column-properties style:column-width="2.424cm"/>
    </style:style>
    <style:style style:name="Table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4.G1" style:family="table-cell">
      <style:table-cell-properties fo:background-color="#e6e6ff"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data-style-name="N0">
      <style:table-cell-properties fo:padding="0.097cm" fo:border-left="0.05pt solid #000000" fo:border-right="none" fo:border-top="none" fo:border-bottom="0.05pt solid #000000"/>
    </style:style>
    <style:style style:name="Table14.D2" style:family="table-cell" style:data-style-name="N0">
      <style:table-cell-properties fo:padding="0.097cm" fo:border-left="0.05pt solid #000000" fo:border-right="none" fo:border-top="none" fo:border-bottom="0.05pt solid #000000"/>
    </style:style>
    <style:style style:name="Table14.E2" style:family="table-cell" style:data-style-name="N0">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none" fo:border-top="none" fo:border-bottom="0.05pt solid #000000"/>
    </style:style>
    <style:style style:name="Table14.G2" style:family="table-cell" style:data-style-name="N0">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none" fo:border-top="none" fo:border-bottom="0.05pt solid #000000"/>
    </style:style>
    <style:style style:name="Table14.F3" style:family="table-cell">
      <style:table-cell-properties fo:padding="0.097cm" fo:border-left="0.05pt solid #000000" fo:border-right="none" fo:border-top="none" fo:border-bottom="0.05pt solid #000000"/>
    </style:style>
    <style:style style:name="Table14.G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background-color="#0099ff" fo:padding="0.097cm" fo:border-left="0.05pt solid #000000" fo:border-right="none" fo:border-top="none" fo:border-bottom="0.05pt solid #000000">
        <style:background-image/>
      </style:table-cell-properties>
    </style:style>
    <style:style style:name="Table14.G4" style:family="table-cell">
      <style:table-cell-properties fo:padding="0.097cm" fo:border-left="0.05pt solid #000000" fo:border-right="0.05pt solid #000000" fo:border-top="none" fo:border-bottom="0.05pt solid #000000"/>
    </style:style>
    <style:style style:name="Table17" style:family="table">
      <style:table-properties style:width="16.955cm" table:align="left"/>
    </style:style>
    <style:style style:name="Table17.A" style:family="table-column">
      <style:table-column-properties style:column-width="2.422cm"/>
    </style:style>
    <style:style style:name="Table17.G" style:family="table-column">
      <style:table-column-properties style:column-width="2.424cm"/>
    </style:style>
    <style:style style:name="Table1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7.G1" style:family="table-cell">
      <style:table-cell-properties fo:background-color="#e6e6ff"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data-style-name="N0">
      <style:table-cell-properties fo:padding="0.097cm" fo:border-left="0.05pt solid #000000" fo:border-right="none" fo:border-top="none" fo:border-bottom="0.05pt solid #000000"/>
    </style:style>
    <style:style style:name="Table17.E2" style:family="table-cell" style:data-style-name="N0">
      <style:table-cell-properties fo:padding="0.097cm" fo:border-left="0.05pt solid #000000" fo:border-right="none" fo:border-top="none" fo:border-bottom="0.05pt solid #000000"/>
    </style:style>
    <style:style style:name="Table17.F2" style:family="table-cell">
      <style:table-cell-properties fo:padding="0.097cm" fo:border-left="0.05pt solid #000000" fo:border-right="none" fo:border-top="none" fo:border-bottom="0.05pt solid #000000"/>
    </style:style>
    <style:style style:name="Table17.G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background-color="#0099ff" fo:padding="0.097cm" fo:border-left="0.05pt solid #000000" fo:border-right="none" fo:border-top="none" fo:border-bottom="0.05pt solid #000000">
        <style:background-image/>
      </style:table-cell-properties>
    </style:style>
    <style:style style:name="Table17.G3"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8" style:family="table">
      <style:table-properties style:width="16.999cm" table:align="margins"/>
    </style:style>
    <style:style style:name="Table18.A" style:family="table-column">
      <style:table-column-properties style:column-width="1.062cm" style:rel-column-width="4095*"/>
    </style:style>
    <style:style style:name="Table18.P" style:family="table-column">
      <style:table-column-properties style:column-width="1.065cm" style:rel-column-width="4110*"/>
    </style:style>
    <style:style style:name="Table18.A1" style:family="table-cell">
      <style:table-cell-properties fo:padding="0.097cm" fo:border-left="0.05pt solid #000000" fo:border-right="none" fo:border-top="0.05pt solid #000000" fo:border-bottom="0.05pt solid #000000"/>
    </style:style>
    <style:style style:name="Table18.P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L2"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4" style:family="table">
      <style:table-properties style:width="16.955cm" table:align="left"/>
    </style:style>
    <style:style style:name="Table4.A" style:family="table-column">
      <style:table-column-properties style:column-width="2.422cm"/>
    </style:style>
    <style:style style:name="Table4.F" style:family="table-column">
      <style:table-column-properties style:column-width="4.845cm"/>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F1" style:family="table-cell">
      <style:table-cell-properties fo:background-color="#e6e6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data-style-name="N0">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2.124cm" style:rel-column-width="8191*"/>
    </style:style>
    <style:style style:name="Table5.H" style:family="table-column">
      <style:table-column-properties style:column-width="2.127cm" style:rel-column-width="8198*"/>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style:style>
    <style:style style:name="Table15.A" style:family="table-column">
      <style:table-column-properties style:column-width="2.124cm" style:rel-column-width="8191*"/>
    </style:style>
    <style:style style:name="Table15.H" style:family="table-column">
      <style:table-column-properties style:column-width="2.127cm" style:rel-column-width="8198*"/>
    </style:style>
    <style:style style:name="Table15.A1" style:family="table-cell">
      <style:table-cell-properties fo:padding="0.097cm" fo:border-left="0.05pt solid #000000" fo:border-right="none" fo:border-top="0.05pt solid #000000" fo:border-bottom="0.05pt solid #000000"/>
    </style:style>
    <style:style style:name="Table15.H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21" style:family="table">
      <style:table-properties style:width="16.955cm" table:align="left"/>
    </style:style>
    <style:style style:name="Table21.A" style:family="table-column">
      <style:table-column-properties style:column-width="2.422cm"/>
    </style:style>
    <style:style style:name="Table21.C" style:family="table-column">
      <style:table-column-properties style:column-width="12.111cm"/>
    </style:style>
    <style:style style:name="Table2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1.C1" style:family="table-cell">
      <style:table-cell-properties fo:background-color="#e6e6ff"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style:style>
    <style:style style:name="Table23.A" style:family="table-column">
      <style:table-column-properties style:column-width="1.062cm" style:rel-column-width="4093*"/>
    </style:style>
    <style:style style:name="Table23.F" style:family="table-column">
      <style:table-column-properties style:column-width="1.064cm" style:rel-column-width="4100*"/>
    </style:style>
    <style:style style:name="Table23.K" style:family="table-column">
      <style:table-column-properties style:column-width="1.048cm" style:rel-column-width="4039*"/>
    </style:style>
    <style:style style:name="Table23.L" style:family="table-column">
      <style:table-column-properties style:column-width="1.085cm" style:rel-column-width="4182*"/>
    </style:style>
    <style:style style:name="Table23.M" style:family="table-column">
      <style:table-column-properties style:column-width="1.055cm" style:rel-column-width="4066*"/>
    </style:style>
    <style:style style:name="Table23.P" style:family="table-column">
      <style:table-column-properties style:column-width="1.071cm" style:rel-column-width="4125*"/>
    </style:style>
    <style:style style:name="Table23.A1" style:family="table-cell">
      <style:table-cell-properties fo:padding="0.097cm" fo:border-left="0.05pt solid #000000" fo:border-right="none" fo:border-top="0.05pt solid #000000" fo:border-bottom="0.05pt solid #000000"/>
    </style:style>
    <style:style style:name="Table23.P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M2" style:family="table-cell">
      <style:table-cell-properties fo:padding="0.097cm" fo:border-left="0.05pt solid #000000" fo:border-right="0.05pt solid #000000" fo:border-top="none" fo:border-bottom="0.05pt solid #000000"/>
    </style:style>
    <style:style style:name="Table22" style:family="table">
      <style:table-properties style:width="16.955cm" table:align="left"/>
    </style:style>
    <style:style style:name="Table22.A" style:family="table-column">
      <style:table-column-properties style:column-width="2.422cm"/>
    </style:style>
    <style:style style:name="Table22.C" style:family="table-column">
      <style:table-column-properties style:column-width="12.111cm"/>
    </style:style>
    <style:style style:name="Table2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2.C1" style:family="table-cell">
      <style:table-cell-properties fo:background-color="#e6e6ff"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2.434cm" style:rel-column-width="9384*"/>
    </style:style>
    <style:style style:name="Table24.B" style:family="table-column">
      <style:table-column-properties style:column-width="14.564cm" style:rel-column-width="56151*"/>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6" style:family="table">
      <style:table-properties style:width="16.955cm" table:align="left"/>
    </style:style>
    <style:style style:name="Table16.A" style:family="table-column">
      <style:table-column-properties style:column-width="2.422cm"/>
    </style:style>
    <style:style style:name="Table16.D" style:family="table-column">
      <style:table-column-properties style:column-width="9.689cm"/>
    </style:style>
    <style:style style:name="Table1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6.D1" style:family="table-cell">
      <style:table-cell-properties fo:background-color="#e6e6ff"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style:style>
    <style:style style:name="Table20.A" style:family="table-column">
      <style:table-column-properties style:column-width="2.408cm" style:rel-column-width="9282*"/>
    </style:style>
    <style:style style:name="Table20.B" style:family="table-column">
      <style:table-column-properties style:column-width="14.591cm" style:rel-column-width="56253*"/>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5.666cm" style:rel-column-width="21845*"/>
    </style:style>
    <style:style style:name="Table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e6e6ff"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background-color="#0099ff" fo:padding="0.097cm" fo:border-left="0.05pt solid #000000" fo:border-right="none" fo:border-top="none" fo:border-bottom="0.05pt solid #000000">
        <style:background-image/>
      </style:table-cell-properties>
    </style:style>
    <style:style style:name="Table1.G4"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background-color="#cfe7e5" fo:padding="0.097cm" fo:border-left="0.05pt solid #000000" fo:border-right="none" fo:border-top="none" fo:border-bottom="0.05pt solid #000000">
        <style:background-image/>
      </style:table-cell-properties>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429cm" style:rel-column-width="9361*"/>
    </style:style>
    <style:style style:name="Table2.C" style:family="table-column">
      <style:table-column-properties style:column-width="2.429cm" style:rel-column-width="9362*"/>
    </style:style>
    <style:style style:name="Table2.G" style:family="table-column">
      <style:table-column-properties style:column-width="2.429cm" style:rel-column-width="9365*"/>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G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background-color="transparent" fo:padding="0.097cm" fo:border-left="0.05pt solid #000000" fo:border-right="none" fo:border-top="none" fo:border-bottom="0.05pt solid #000000">
        <style:background-image/>
      </style:table-cell-properties>
    </style:style>
    <style:style style:name="Table2.D4" style:family="table-cell">
      <style:table-cell-properties fo:background-color="#0099ff" fo:padding="0.097cm" fo:border-left="0.05pt solid #000000" fo:border-right="none" fo:border-top="none" fo:border-bottom="0.05pt solid #000000">
        <style:background-image/>
      </style:table-cell-properties>
    </style:style>
    <style:style style:name="Table2.G4"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2.429cm" style:rel-column-width="9361*"/>
    </style:style>
    <style:style style:name="Table3.C" style:family="table-column">
      <style:table-column-properties style:column-width="2.429cm" style:rel-column-width="9362*"/>
    </style:style>
    <style:style style:name="Table3.G" style:family="table-column">
      <style:table-column-properties style:column-width="2.429cm" style:rel-column-width="9365*"/>
    </style:style>
    <style:style style:name="Tab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3.G1" style:family="table-cell">
      <style:table-cell-properties fo:background-color="#e6e6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background-color="transparent" fo:padding="0.097cm" fo:border-left="0.05pt solid #000000" fo:border-right="none" fo:border-top="none" fo:border-bottom="0.05pt solid #000000">
        <style:background-image/>
      </style:table-cell-properties>
    </style:style>
    <style:style style:name="Table3.D4" style:family="table-cell">
      <style:table-cell-properties fo:background-color="#0099ff" fo:padding="0.097cm" fo:border-left="0.05pt solid #000000" fo:border-right="none" fo:border-top="none" fo:border-bottom="0.05pt solid #000000">
        <style:background-image/>
      </style:table-cell-properties>
    </style:style>
    <style:style style:name="Table3.G4"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65fba" officeooo:paragraph-rsid="00265fba"/>
    </style:style>
    <style:style style:name="P2" style:family="paragraph" style:parent-style-name="Table_20_Contents">
      <style:text-properties officeooo:rsid="0007219b" officeooo:paragraph-rsid="0007219b"/>
    </style:style>
    <style:style style:name="P3" style:family="paragraph" style:parent-style-name="Table_20_Contents">
      <style:text-properties style:text-line-through-style="solid" officeooo:rsid="0007219b" officeooo:paragraph-rsid="0007219b"/>
    </style:style>
    <style:style style:name="P4" style:family="paragraph" style:parent-style-name="Table_20_Contents">
      <style:text-properties style:text-line-through-style="solid" officeooo:rsid="00090d62" officeooo:paragraph-rsid="00090d62"/>
    </style:style>
    <style:style style:name="P5" style:family="paragraph" style:parent-style-name="Table_20_Contents">
      <style:text-properties officeooo:paragraph-rsid="000a3af3"/>
    </style:style>
    <style:style style:name="P6" style:family="paragraph" style:parent-style-name="Table_20_Contents">
      <style:text-properties style:text-line-through-style="none" officeooo:rsid="0007219b" officeooo:paragraph-rsid="000a3af3"/>
    </style:style>
    <style:style style:name="P7" style:family="paragraph" style:parent-style-name="Table_20_Contents">
      <style:text-properties style:text-line-through-style="none" officeooo:rsid="000a3af3" officeooo:paragraph-rsid="000a3af3"/>
    </style:style>
    <style:style style:name="P8" style:family="paragraph" style:parent-style-name="Table_20_Contents">
      <style:text-properties style:text-line-through-style="none" officeooo:rsid="000759ae" officeooo:paragraph-rsid="000a3af3"/>
    </style:style>
    <style:style style:name="P9" style:family="paragraph" style:parent-style-name="Table_20_Contents">
      <style:text-properties style:text-line-through-style="none" officeooo:rsid="000e44d8" officeooo:paragraph-rsid="000e44d8"/>
    </style:style>
    <style:style style:name="P10" style:family="paragraph" style:parent-style-name="Table_20_Contents">
      <style:text-properties style:text-line-through-style="none" officeooo:rsid="000e44d8" officeooo:paragraph-rsid="0015c4b7"/>
    </style:style>
    <style:style style:name="P11" style:family="paragraph" style:parent-style-name="Table_20_Contents">
      <style:text-properties style:text-line-through-style="none" officeooo:rsid="0015c4b7" officeooo:paragraph-rsid="0015c4b7"/>
    </style:style>
    <style:style style:name="P12" style:family="paragraph" style:parent-style-name="Table_20_Contents">
      <style:text-properties officeooo:paragraph-rsid="000d72ff"/>
    </style:style>
    <style:style style:name="P13" style:family="paragraph" style:parent-style-name="Table_20_Contents">
      <style:text-properties officeooo:paragraph-rsid="0015c4b7"/>
    </style:style>
    <style:style style:name="P14" style:family="paragraph" style:parent-style-name="Table_20_Contents">
      <style:text-properties officeooo:paragraph-rsid="001736fb"/>
    </style:style>
    <style:style style:name="P15" style:family="paragraph" style:parent-style-name="Table_20_Contents">
      <style:text-properties officeooo:paragraph-rsid="0017ea07"/>
    </style:style>
    <style:style style:name="P16" style:family="paragraph" style:parent-style-name="Table_20_Contents">
      <style:text-properties officeooo:rsid="000a3af3" officeooo:paragraph-rsid="000a3af3"/>
    </style:style>
    <style:style style:name="P17" style:family="paragraph" style:parent-style-name="Table_20_Contents">
      <style:text-properties officeooo:rsid="000759ae" officeooo:paragraph-rsid="000a3af3"/>
    </style:style>
    <style:style style:name="P18" style:family="paragraph" style:parent-style-name="Table_20_Contents">
      <style:text-properties officeooo:rsid="000be842" officeooo:paragraph-rsid="000be842"/>
    </style:style>
    <style:style style:name="P19" style:family="paragraph" style:parent-style-name="Table_20_Contents">
      <style:text-properties officeooo:rsid="0015c4b7" officeooo:paragraph-rsid="0015c4b7"/>
    </style:style>
    <style:style style:name="P20" style:family="paragraph" style:parent-style-name="Table_20_Contents">
      <style:text-properties officeooo:rsid="0011a328" officeooo:paragraph-rsid="0011a328"/>
    </style:style>
    <style:style style:name="P21" style:family="paragraph" style:parent-style-name="Table_20_Contents">
      <style:text-properties officeooo:rsid="000d72ff" officeooo:paragraph-rsid="000d72ff"/>
    </style:style>
    <style:style style:name="P22" style:family="paragraph" style:parent-style-name="Table_20_Contents">
      <style:text-properties officeooo:rsid="000d72ff" officeooo:paragraph-rsid="001736fb"/>
    </style:style>
    <style:style style:name="P23" style:family="paragraph" style:parent-style-name="Table_20_Contents">
      <style:text-properties officeooo:rsid="000d72ff" officeooo:paragraph-rsid="0017ea07"/>
    </style:style>
    <style:style style:name="P24" style:family="paragraph" style:parent-style-name="Table_20_Contents">
      <style:text-properties officeooo:rsid="000d72ff" officeooo:paragraph-rsid="0015c4b7"/>
    </style:style>
    <style:style style:name="P25" style:family="paragraph" style:parent-style-name="Table_20_Contents">
      <style:text-properties officeooo:rsid="000e44d8" officeooo:paragraph-rsid="000e44d8"/>
    </style:style>
    <style:style style:name="P26" style:family="paragraph" style:parent-style-name="Table_20_Contents">
      <style:text-properties officeooo:rsid="000ff7a4" officeooo:paragraph-rsid="000ff7a4"/>
    </style:style>
    <style:style style:name="P27" style:family="paragraph" style:parent-style-name="Table_20_Contents">
      <style:text-properties officeooo:rsid="001736fb" officeooo:paragraph-rsid="001736fb"/>
    </style:style>
    <style:style style:name="P28" style:family="paragraph" style:parent-style-name="Table_20_Contents">
      <style:text-properties officeooo:rsid="001736fb" officeooo:paragraph-rsid="00426c50"/>
    </style:style>
    <style:style style:name="P29" style:family="paragraph" style:parent-style-name="Table_20_Contents">
      <style:text-properties officeooo:rsid="0017ea07" officeooo:paragraph-rsid="0017ea07"/>
    </style:style>
    <style:style style:name="P30" style:family="paragraph" style:parent-style-name="Table_20_Contents">
      <style:text-properties officeooo:rsid="00162204" officeooo:paragraph-rsid="00162204"/>
    </style:style>
    <style:style style:name="P31" style:family="paragraph" style:parent-style-name="Table_20_Contents">
      <style:text-properties officeooo:rsid="00162204" officeooo:paragraph-rsid="004d495f"/>
    </style:style>
    <style:style style:name="P32" style:family="paragraph" style:parent-style-name="Table_20_Contents">
      <style:text-properties officeooo:rsid="001cd559" officeooo:paragraph-rsid="001cd559"/>
    </style:style>
    <style:style style:name="P33" style:family="paragraph" style:parent-style-name="Table_20_Contents">
      <style:text-properties officeooo:rsid="001cd559" officeooo:paragraph-rsid="001b4d2f"/>
    </style:style>
    <style:style style:name="P34" style:family="paragraph" style:parent-style-name="Table_20_Contents">
      <style:text-properties officeooo:rsid="001b4d2f" officeooo:paragraph-rsid="001b4d2f"/>
    </style:style>
    <style:style style:name="P35" style:family="paragraph" style:parent-style-name="Table_20_Contents">
      <style:text-properties officeooo:rsid="0024fb64" officeooo:paragraph-rsid="0024fb64"/>
    </style:style>
    <style:style style:name="P36" style:family="paragraph" style:parent-style-name="Table_20_Contents">
      <style:text-properties officeooo:rsid="002ba09c" officeooo:paragraph-rsid="002ba09c"/>
    </style:style>
    <style:style style:name="P37" style:family="paragraph" style:parent-style-name="Table_20_Contents">
      <style:text-properties officeooo:rsid="0032b33f" officeooo:paragraph-rsid="0032b33f"/>
    </style:style>
    <style:style style:name="P38" style:family="paragraph" style:parent-style-name="Table_20_Contents">
      <style:text-properties officeooo:rsid="003e0e48" officeooo:paragraph-rsid="003e0e48"/>
    </style:style>
    <style:style style:name="P39" style:family="paragraph" style:parent-style-name="Table_20_Contents">
      <style:text-properties officeooo:rsid="003f23a1" officeooo:paragraph-rsid="003f23a1"/>
    </style:style>
    <style:style style:name="P40" style:family="paragraph" style:parent-style-name="Table_20_Contents">
      <style:text-properties officeooo:rsid="003f23a1" officeooo:paragraph-rsid="0041747b"/>
    </style:style>
    <style:style style:name="P41" style:family="paragraph" style:parent-style-name="Table_20_Contents">
      <style:text-properties officeooo:rsid="0041747b" officeooo:paragraph-rsid="0041747b"/>
    </style:style>
    <style:style style:name="P42" style:family="paragraph" style:parent-style-name="Table_20_Contents">
      <style:text-properties officeooo:rsid="0041747b" officeooo:paragraph-rsid="000be842"/>
    </style:style>
    <style:style style:name="P43" style:family="paragraph" style:parent-style-name="Table_20_Contents">
      <style:text-properties officeooo:rsid="004333d4" officeooo:paragraph-rsid="004333d4"/>
    </style:style>
    <style:style style:name="P44" style:family="paragraph" style:parent-style-name="Table_20_Contents">
      <style:text-properties officeooo:rsid="004d495f" officeooo:paragraph-rsid="004d495f"/>
    </style:style>
    <style:style style:name="P45" style:family="paragraph" style:parent-style-name="Table_20_Contents">
      <style:text-properties officeooo:rsid="004794f6" officeooo:paragraph-rsid="004794f6"/>
    </style:style>
    <style:style style:name="P46" style:family="paragraph" style:parent-style-name="Table_20_Contents">
      <style:text-properties officeooo:rsid="0055a5a8" officeooo:paragraph-rsid="0055a5a8"/>
    </style:style>
    <style:style style:name="P47" style:family="paragraph" style:parent-style-name="Table_20_Contents">
      <style:text-properties officeooo:rsid="00576aa9" officeooo:paragraph-rsid="00576aa9"/>
    </style:style>
    <style:style style:name="P48" style:family="paragraph" style:parent-style-name="Table_20_Contents">
      <style:text-properties officeooo:rsid="0059be33" officeooo:paragraph-rsid="0059be33"/>
    </style:style>
    <style:style style:name="P49" style:family="paragraph" style:parent-style-name="Table_20_Contents">
      <style:paragraph-properties fo:background-color="transparent">
        <style:background-image/>
      </style:paragraph-properties>
    </style:style>
    <style:style style:name="P50" style:family="paragraph" style:parent-style-name="Code">
      <style:paragraph-properties fo:line-height="100%"/>
    </style:style>
    <style:style style:name="P51" style:family="paragraph" style:parent-style-name="Text_20_body">
      <style:text-properties officeooo:rsid="00059763" officeooo:paragraph-rsid="00059763"/>
    </style:style>
    <style:style style:name="P52" style:family="paragraph" style:parent-style-name="Text_20_body">
      <style:text-properties officeooo:rsid="0007219b" officeooo:paragraph-rsid="0007219b"/>
    </style:style>
    <style:style style:name="P53" style:family="paragraph" style:parent-style-name="Text_20_body">
      <style:text-properties fo:font-style="italic" style:font-style-asian="italic" style:font-style-complex="italic"/>
    </style:style>
    <style:style style:name="P54" style:family="paragraph" style:parent-style-name="Text_20_body">
      <style:text-properties fo:font-style="italic" officeooo:rsid="0030af15" officeooo:paragraph-rsid="0030af15" style:font-style-asian="italic" style:font-style-complex="italic"/>
    </style:style>
    <style:style style:name="P55" style:family="paragraph" style:parent-style-name="Text_20_body">
      <style:text-properties officeooo:paragraph-rsid="0003a5d0"/>
    </style:style>
    <style:style style:name="P56" style:family="paragraph" style:parent-style-name="Text_20_body">
      <style:text-properties officeooo:paragraph-rsid="000d72ff"/>
    </style:style>
    <style:style style:name="P57" style:family="paragraph" style:parent-style-name="Text_20_body">
      <style:text-properties officeooo:paragraph-rsid="00162204"/>
    </style:style>
    <style:style style:name="P58" style:family="paragraph" style:parent-style-name="Text_20_body">
      <style:text-properties officeooo:rsid="000be842" officeooo:paragraph-rsid="000be842"/>
    </style:style>
    <style:style style:name="P59" style:family="paragraph" style:parent-style-name="Text_20_body">
      <style:text-properties officeooo:rsid="000a3af3" officeooo:paragraph-rsid="000a3af3"/>
    </style:style>
    <style:style style:name="P60" style:family="paragraph" style:parent-style-name="Text_20_body">
      <style:text-properties officeooo:rsid="0011a328" officeooo:paragraph-rsid="0011a328"/>
    </style:style>
    <style:style style:name="P61" style:family="paragraph" style:parent-style-name="Text_20_body">
      <style:text-properties officeooo:rsid="0013fee5" officeooo:paragraph-rsid="0013fee5"/>
    </style:style>
    <style:style style:name="P62" style:family="paragraph" style:parent-style-name="Text_20_body">
      <style:text-properties officeooo:rsid="0013fee5" officeooo:paragraph-rsid="001736fb"/>
    </style:style>
    <style:style style:name="P63" style:family="paragraph" style:parent-style-name="Text_20_body">
      <style:text-properties officeooo:rsid="0013fee5" officeooo:paragraph-rsid="0017ea07"/>
    </style:style>
    <style:style style:name="P64" style:family="paragraph" style:parent-style-name="Text_20_body">
      <style:text-properties officeooo:rsid="0013fee5" officeooo:paragraph-rsid="00162204"/>
    </style:style>
    <style:style style:name="P65" style:family="paragraph" style:parent-style-name="Text_20_body">
      <style:text-properties officeooo:rsid="0013fee5" officeooo:paragraph-rsid="0019891f"/>
    </style:style>
    <style:style style:name="P66" style:family="paragraph" style:parent-style-name="Text_20_body">
      <style:text-properties officeooo:rsid="000ff7a4" officeooo:paragraph-rsid="000ff7a4"/>
    </style:style>
    <style:style style:name="P67" style:family="paragraph" style:parent-style-name="Text_20_body">
      <style:text-properties officeooo:rsid="00140cf2" officeooo:paragraph-rsid="00140cf2"/>
    </style:style>
    <style:style style:name="P68" style:family="paragraph" style:parent-style-name="Text_20_body">
      <style:text-properties officeooo:rsid="00140cf2" officeooo:paragraph-rsid="001b4d2f"/>
    </style:style>
    <style:style style:name="P69" style:family="paragraph" style:parent-style-name="Text_20_body">
      <style:text-properties officeooo:rsid="00162204" officeooo:paragraph-rsid="00162204"/>
    </style:style>
    <style:style style:name="P70" style:family="paragraph" style:parent-style-name="Text_20_body">
      <style:text-properties officeooo:rsid="0015c4b7" officeooo:paragraph-rsid="0015c4b7"/>
    </style:style>
    <style:style style:name="P71" style:family="paragraph" style:parent-style-name="Text_20_body">
      <style:text-properties officeooo:rsid="001736fb" officeooo:paragraph-rsid="001736fb"/>
    </style:style>
    <style:style style:name="P72" style:family="paragraph" style:parent-style-name="Text_20_body">
      <style:text-properties officeooo:rsid="001736fb" officeooo:paragraph-rsid="0017ea07"/>
    </style:style>
    <style:style style:name="P73" style:family="paragraph" style:parent-style-name="Text_20_body">
      <style:text-properties officeooo:rsid="001736fb" officeooo:paragraph-rsid="00426c50"/>
    </style:style>
    <style:style style:name="P74" style:family="paragraph" style:parent-style-name="Text_20_body">
      <style:text-properties officeooo:rsid="0017ea07" officeooo:paragraph-rsid="0017ea07"/>
    </style:style>
    <style:style style:name="P75" style:family="paragraph" style:parent-style-name="Text_20_body">
      <style:text-properties officeooo:rsid="0019891f" officeooo:paragraph-rsid="0019891f"/>
    </style:style>
    <style:style style:name="P76" style:family="paragraph" style:parent-style-name="Text_20_body">
      <style:text-properties officeooo:rsid="001b4d2f" officeooo:paragraph-rsid="001b4d2f"/>
    </style:style>
    <style:style style:name="P77" style:family="paragraph" style:parent-style-name="Text_20_body">
      <style:text-properties officeooo:rsid="001e2bdf" officeooo:paragraph-rsid="001e2bdf"/>
    </style:style>
    <style:style style:name="P78" style:family="paragraph" style:parent-style-name="Text_20_body">
      <style:text-properties officeooo:rsid="001fefac" officeooo:paragraph-rsid="001fefac"/>
    </style:style>
    <style:style style:name="P79" style:family="paragraph" style:parent-style-name="Text_20_body">
      <style:text-properties officeooo:rsid="001e8e69" officeooo:paragraph-rsid="0020f21b"/>
    </style:style>
    <style:style style:name="P80" style:family="paragraph" style:parent-style-name="Text_20_body">
      <style:text-properties officeooo:rsid="0020f21b" officeooo:paragraph-rsid="0020f21b"/>
    </style:style>
    <style:style style:name="P81" style:family="paragraph" style:parent-style-name="Text_20_body">
      <style:text-properties officeooo:rsid="002322cd" officeooo:paragraph-rsid="001fefac"/>
    </style:style>
    <style:style style:name="P82" style:family="paragraph" style:parent-style-name="Text_20_body">
      <style:text-properties officeooo:rsid="002ba09c" officeooo:paragraph-rsid="002ba09c"/>
    </style:style>
    <style:style style:name="P83" style:family="paragraph" style:parent-style-name="Text_20_body">
      <style:text-properties officeooo:rsid="002d5b63" officeooo:paragraph-rsid="002d5b63"/>
    </style:style>
    <style:style style:name="P84" style:family="paragraph" style:parent-style-name="Text_20_body">
      <style:text-properties officeooo:rsid="003bfaee" officeooo:paragraph-rsid="003bfaee"/>
    </style:style>
    <style:style style:name="P85" style:family="paragraph" style:parent-style-name="Text_20_body">
      <style:text-properties officeooo:rsid="003bfaee" officeooo:paragraph-rsid="003c7fe5"/>
    </style:style>
    <style:style style:name="P86" style:family="paragraph" style:parent-style-name="Text_20_body">
      <style:text-properties officeooo:rsid="003cbba2" officeooo:paragraph-rsid="003cbba2"/>
    </style:style>
    <style:style style:name="P87" style:family="paragraph" style:parent-style-name="Text_20_body">
      <style:text-properties officeooo:rsid="003c7fe5" officeooo:paragraph-rsid="003c7fe5"/>
    </style:style>
    <style:style style:name="P88" style:family="paragraph" style:parent-style-name="Text_20_body">
      <style:text-properties officeooo:rsid="00348a65" officeooo:paragraph-rsid="00348a65"/>
    </style:style>
    <style:style style:name="P89" style:family="paragraph" style:parent-style-name="Text_20_body">
      <style:text-properties officeooo:rsid="000d72ff" officeooo:paragraph-rsid="001b4d2f"/>
    </style:style>
    <style:style style:name="P90" style:family="paragraph" style:parent-style-name="Text_20_body">
      <style:text-properties officeooo:paragraph-rsid="0044c2cd"/>
    </style:style>
    <style:style style:name="P91" style:family="paragraph" style:parent-style-name="Text_20_body">
      <style:text-properties officeooo:paragraph-rsid="0045cb21"/>
    </style:style>
    <style:style style:name="P92" style:family="paragraph" style:parent-style-name="Text_20_body">
      <style:text-properties officeooo:paragraph-rsid="0050c2ed"/>
    </style:style>
    <style:style style:name="P93" style:family="paragraph" style:parent-style-name="Text_20_body">
      <style:text-properties officeooo:rsid="00417f8a" officeooo:paragraph-rsid="00417f8a"/>
    </style:style>
    <style:style style:name="P94" style:family="paragraph" style:parent-style-name="Text_20_body">
      <style:text-properties officeooo:rsid="00426c50" officeooo:paragraph-rsid="00426c50"/>
    </style:style>
    <style:style style:name="P95" style:family="paragraph" style:parent-style-name="Text_20_body">
      <style:text-properties officeooo:rsid="0044c2cd" officeooo:paragraph-rsid="0044c2cd"/>
    </style:style>
    <style:style style:name="P96" style:family="paragraph" style:parent-style-name="Text_20_body">
      <style:text-properties officeooo:rsid="0052f73e" officeooo:paragraph-rsid="0052f73e"/>
    </style:style>
    <style:style style:name="P97" style:family="paragraph" style:parent-style-name="Text_20_body">
      <style:text-properties officeooo:rsid="0045cb21" officeooo:paragraph-rsid="0044c2cd"/>
    </style:style>
    <style:style style:name="P98" style:family="paragraph" style:parent-style-name="Text_20_body">
      <style:text-properties officeooo:paragraph-rsid="0054f56d"/>
    </style:style>
    <style:style style:name="P99" style:family="paragraph" style:parent-style-name="Text_20_body">
      <style:text-properties officeooo:rsid="0054f56d" officeooo:paragraph-rsid="0054f56d"/>
    </style:style>
    <style:style style:name="P100" style:family="paragraph" style:parent-style-name="Text_20_body">
      <style:text-properties officeooo:rsid="0055a5a8" officeooo:paragraph-rsid="0054f56d"/>
    </style:style>
    <style:style style:name="P101" style:family="paragraph" style:parent-style-name="Text_20_body">
      <style:text-properties officeooo:rsid="0055a5a8" officeooo:paragraph-rsid="0055a5a8"/>
    </style:style>
    <style:style style:name="P102" style:family="paragraph" style:parent-style-name="Text_20_body">
      <style:text-properties officeooo:rsid="0024fb64" officeooo:paragraph-rsid="0024fb64"/>
    </style:style>
    <style:style style:name="P103" style:family="paragraph" style:parent-style-name="Standard">
      <style:text-properties officeooo:paragraph-rsid="000a3af3"/>
    </style:style>
    <style:style style:name="P104" style:family="paragraph" style:parent-style-name="Standard">
      <style:text-properties officeooo:paragraph-rsid="000d72ff"/>
    </style:style>
    <style:style style:name="P105" style:family="paragraph" style:parent-style-name="Standard">
      <style:text-properties fo:font-style="italic" officeooo:rsid="000a3af3" officeooo:paragraph-rsid="000a3af3" style:font-style-asian="italic" style:font-style-complex="italic"/>
    </style:style>
    <style:style style:name="P106" style:family="paragraph" style:parent-style-name="Standard">
      <style:text-properties fo:font-style="italic" officeooo:rsid="004794f6" officeooo:paragraph-rsid="004794f6" style:font-style-asian="italic" style:font-style-complex="italic"/>
    </style:style>
    <style:style style:name="P107" style:family="paragraph" style:parent-style-name="Standard">
      <style:text-properties fo:font-style="italic" officeooo:rsid="003192ff" officeooo:paragraph-rsid="003192ff" style:font-style-asian="italic" style:font-style-complex="italic"/>
    </style:style>
    <style:style style:name="P108" style:family="paragraph" style:parent-style-name="Standard">
      <style:text-properties officeooo:rsid="000a3af3" officeooo:paragraph-rsid="000a3af3"/>
    </style:style>
    <style:style style:name="P109" style:family="paragraph" style:parent-style-name="Standard">
      <style:text-properties officeooo:rsid="000be842" officeooo:paragraph-rsid="000be842"/>
    </style:style>
    <style:style style:name="P110" style:family="paragraph" style:parent-style-name="Standard">
      <style:text-properties officeooo:rsid="0015c4b7" officeooo:paragraph-rsid="00162204"/>
    </style:style>
    <style:style style:name="P111" style:family="paragraph" style:parent-style-name="Standard">
      <style:text-properties officeooo:rsid="000ff7a4" officeooo:paragraph-rsid="0015c4b7"/>
    </style:style>
    <style:style style:name="P112" style:family="paragraph" style:parent-style-name="Standard">
      <style:text-properties officeooo:rsid="00162204" officeooo:paragraph-rsid="00162204"/>
    </style:style>
    <style:style style:name="P113" style:family="paragraph" style:parent-style-name="Standard">
      <style:text-properties officeooo:rsid="00162204" officeooo:paragraph-rsid="003192ff"/>
    </style:style>
    <style:style style:name="P114" style:family="paragraph" style:parent-style-name="Standard">
      <style:text-properties officeooo:rsid="003192ff" officeooo:paragraph-rsid="003192ff"/>
    </style:style>
    <style:style style:name="P115" style:family="paragraph" style:parent-style-name="Standard">
      <style:text-properties fo:font-style="normal" officeooo:rsid="003192ff" officeooo:paragraph-rsid="004794f6" style:font-style-asian="normal" style:font-style-complex="normal"/>
    </style:style>
    <style:style style:name="P116" style:family="paragraph" style:parent-style-name="Text_20_body">
      <style:paragraph-properties fo:text-align="center" style:justify-single-word="false"/>
      <style:text-properties style:font-name="Arial" fo:font-size="24pt" officeooo:rsid="005c253a" officeooo:paragraph-rsid="005c253a" style:font-size-asian="21pt" style:font-size-complex="24pt"/>
    </style:style>
    <style:style style:name="P117" style:family="paragraph" style:parent-style-name="Text_20_body">
      <style:paragraph-properties fo:text-align="center" style:justify-single-word="false"/>
      <style:text-properties style:font-name="Arial" fo:font-size="12pt" officeooo:rsid="005c253a" officeooo:paragraph-rsid="005c253a" style:font-size-asian="10.5pt" style:font-size-complex="12pt"/>
    </style:style>
    <style:style style:name="P118" style:family="paragraph" style:parent-style-name="Text_20_body">
      <style:paragraph-properties fo:text-align="center" style:justify-single-word="false"/>
      <style:text-properties style:font-name="Arial" fo:font-size="12pt" officeooo:rsid="005c7b99" officeooo:paragraph-rsid="005c7b99" style:font-size-asian="10.5pt" style:font-size-complex="12pt"/>
    </style:style>
    <style:style style:name="P119" style:family="paragraph" style:parent-style-name="Text_20_body">
      <style:text-properties officeooo:rsid="005c7b99" officeooo:paragraph-rsid="005c7b99"/>
    </style:style>
    <style:style style:name="P120" style:family="paragraph" style:parent-style-name="Text_20_body" style:list-style-name="">
      <style:text-properties officeooo:rsid="0024fb64" officeooo:paragraph-rsid="0024fb64"/>
    </style:style>
    <style:style style:name="P121" style:family="paragraph" style:parent-style-name="Text_20_body" style:list-style-name="L1">
      <style:text-properties officeooo:rsid="00059763" officeooo:paragraph-rsid="00059763"/>
    </style:style>
    <style:style style:name="P122" style:family="paragraph" style:parent-style-name="Text_20_body" style:list-style-name="L2">
      <style:text-properties officeooo:rsid="00059763" officeooo:paragraph-rsid="00059763"/>
    </style:style>
    <style:style style:name="P123" style:family="paragraph" style:parent-style-name="Text_20_body" style:list-style-name="L2">
      <style:text-properties officeooo:rsid="0007219b" officeooo:paragraph-rsid="0007219b"/>
    </style:style>
    <style:style style:name="P124" style:family="paragraph" style:parent-style-name="Text_20_body" style:list-style-name="L3">
      <style:text-properties officeooo:rsid="003bfaee" officeooo:paragraph-rsid="003bfaee"/>
    </style:style>
    <style:style style:name="P125" style:family="paragraph" style:parent-style-name="Text_20_body" style:list-style-name="L4">
      <style:text-properties officeooo:rsid="0044c2cd" officeooo:paragraph-rsid="0044c2cd"/>
    </style:style>
    <style:style style:name="P126" style:family="paragraph" style:parent-style-name="Text_20_body" style:list-style-name="L5">
      <style:text-properties officeooo:rsid="0050c2ed" officeooo:paragraph-rsid="0050c2ed"/>
    </style:style>
    <style:style style:name="P127" style:family="paragraph" style:parent-style-name="Text_20_body" style:list-style-name="L6">
      <style:text-properties officeooo:rsid="0054f56d" officeooo:paragraph-rsid="0054f56d"/>
    </style:style>
    <style:style style:name="P128" style:family="paragraph" style:parent-style-name="Heading_20_1" style:list-style-name="">
      <style:text-properties officeooo:rsid="0024fb64" officeooo:paragraph-rsid="0024fb64"/>
    </style:style>
    <style:style style:name="P129" style:family="paragraph" style:parent-style-name="Heading_20_1" style:list-style-name="">
      <style:text-properties officeooo:rsid="0003a5d0"/>
    </style:style>
    <style:style style:name="P130" style:family="paragraph" style:parent-style-name="Heading_20_1">
      <style:text-properties officeooo:rsid="0003a5d0" officeooo:paragraph-rsid="0003a5d0"/>
    </style:style>
    <style:style style:name="P131" style:family="paragraph" style:parent-style-name="Heading_20_1">
      <style:text-properties officeooo:rsid="0044c2cd" officeooo:paragraph-rsid="0044c2cd"/>
    </style:style>
    <style:style style:name="P132" style:family="paragraph" style:parent-style-name="Heading_20_1" style:list-style-name="">
      <style:text-properties officeooo:rsid="0054f56d" officeooo:paragraph-rsid="0054f56d"/>
    </style:style>
    <style:style style:name="P133" style:family="paragraph" style:parent-style-name="Heading_20_1">
      <style:paragraph-properties fo:break-before="page"/>
    </style:style>
    <style:style style:name="P134" style:family="paragraph" style:parent-style-name="Heading_20_1" style:list-style-name="">
      <style:paragraph-properties fo:break-before="page"/>
      <style:text-properties officeooo:rsid="0024fb64" officeooo:paragraph-rsid="0024fb64"/>
    </style:style>
    <style:style style:name="P135" style:family="paragraph" style:parent-style-name="Heading_20_1" style:list-style-name="">
      <style:paragraph-properties fo:break-before="page"/>
      <style:text-properties officeooo:rsid="005c7b99" officeooo:paragraph-rsid="005c7b99"/>
    </style:style>
    <style:style style:name="P136" style:family="paragraph" style:parent-style-name="Heading_20_1">
      <style:paragraph-properties fo:break-before="page"/>
      <style:text-properties officeooo:rsid="00059763" officeooo:paragraph-rsid="00059763"/>
    </style:style>
    <style:style style:name="P137" style:family="paragraph" style:parent-style-name="Heading_20_1">
      <style:paragraph-properties fo:break-before="page"/>
      <style:text-properties officeooo:rsid="003bfaee" officeooo:paragraph-rsid="003bfaee"/>
    </style:style>
    <style:style style:name="P138" style:family="paragraph" style:parent-style-name="Heading_20_1">
      <style:paragraph-properties fo:break-before="page"/>
      <style:text-properties officeooo:rsid="0054f56d" officeooo:paragraph-rsid="0054f56d"/>
    </style:style>
    <style:style style:name="P139" style:family="paragraph" style:parent-style-name="Heading_20_1" style:list-style-name="">
      <style:paragraph-properties fo:break-before="page"/>
      <style:text-properties officeooo:rsid="003f23a1" officeooo:paragraph-rsid="003f23a1"/>
    </style:style>
    <style:style style:name="P140" style:family="paragraph" style:parent-style-name="Heading_20_2">
      <style:text-properties officeooo:rsid="001e2bdf" officeooo:paragraph-rsid="001e2bdf"/>
    </style:style>
    <style:style style:name="P141" style:family="paragraph" style:parent-style-name="Heading_20_2">
      <style:text-properties officeooo:rsid="001fefac" officeooo:paragraph-rsid="001fefac"/>
    </style:style>
    <style:style style:name="P142" style:family="paragraph" style:parent-style-name="Heading_20_2" style:list-style-name=""/>
    <style:style style:name="P143" style:family="paragraph" style:parent-style-name="Heading_20_2" style:list-style-name="">
      <style:text-properties officeooo:rsid="000d72ff" officeooo:paragraph-rsid="000d72ff"/>
    </style:style>
    <style:style style:name="P144" style:family="paragraph" style:parent-style-name="Heading_20_2">
      <style:text-properties officeooo:rsid="00128806" officeooo:paragraph-rsid="00128806"/>
    </style:style>
    <style:style style:name="P145" style:family="paragraph" style:parent-style-name="Heading_20_2" style:list-style-name="">
      <style:text-properties officeooo:rsid="00417f8a" officeooo:paragraph-rsid="00417f8a"/>
    </style:style>
    <style:style style:name="P146" style:family="paragraph" style:parent-style-name="Heading_20_2">
      <style:text-properties officeooo:rsid="0013fee5" officeooo:paragraph-rsid="0013fee5"/>
    </style:style>
    <style:style style:name="P147" style:family="paragraph" style:parent-style-name="Heading_20_2" style:list-style-name="">
      <style:text-properties officeooo:rsid="0015c4b7" officeooo:paragraph-rsid="0015c4b7"/>
    </style:style>
    <style:style style:name="P148" style:family="paragraph" style:parent-style-name="Heading_20_2" style:list-style-name="">
      <style:text-properties officeooo:rsid="0015c4b7" officeooo:paragraph-rsid="001736fb"/>
    </style:style>
    <style:style style:name="P149" style:family="paragraph" style:parent-style-name="Heading_20_2">
      <style:text-properties officeooo:rsid="0015c4b7" officeooo:paragraph-rsid="001736fb"/>
    </style:style>
    <style:style style:name="P150" style:family="paragraph" style:parent-style-name="Heading_20_2" style:list-style-name="">
      <style:text-properties officeooo:rsid="003f0116" officeooo:paragraph-rsid="0019891f"/>
    </style:style>
    <style:style style:name="P151" style:family="paragraph" style:parent-style-name="Heading_20_2">
      <style:text-properties officeooo:rsid="0050c2ed"/>
    </style:style>
    <style:style style:name="P152" style:family="paragraph" style:parent-style-name="Heading_20_2">
      <style:text-properties officeooo:rsid="002ba09c" officeooo:paragraph-rsid="002ba09c"/>
    </style:style>
    <style:style style:name="P153" style:family="paragraph" style:parent-style-name="Heading_20_2">
      <style:paragraph-properties fo:break-before="page"/>
    </style:style>
    <style:style style:name="P154" style:family="paragraph" style:parent-style-name="Heading_20_2">
      <style:paragraph-properties fo:break-before="page"/>
      <style:text-properties officeooo:rsid="000d72ff" officeooo:paragraph-rsid="000d72ff"/>
    </style:style>
    <style:style style:name="P155" style:family="paragraph" style:parent-style-name="Heading_20_2">
      <style:paragraph-properties fo:break-before="page"/>
      <style:text-properties officeooo:rsid="00417f8a" officeooo:paragraph-rsid="00417f8a"/>
    </style:style>
    <style:style style:name="P156" style:family="paragraph" style:parent-style-name="Heading_20_2">
      <style:paragraph-properties fo:break-before="page"/>
      <style:text-properties officeooo:rsid="0015c4b7" officeooo:paragraph-rsid="0015c4b7"/>
    </style:style>
    <style:style style:name="P157" style:family="paragraph" style:parent-style-name="Heading_20_2">
      <style:paragraph-properties fo:break-before="page"/>
      <style:text-properties officeooo:rsid="0015c4b7" officeooo:paragraph-rsid="001736fb"/>
    </style:style>
    <style:style style:name="P158" style:family="paragraph" style:parent-style-name="Heading_20_2">
      <style:paragraph-properties fo:break-before="page"/>
      <style:text-properties officeooo:rsid="0019891f" officeooo:paragraph-rsid="0019891f"/>
    </style:style>
    <style:style style:name="P159" style:family="paragraph" style:parent-style-name="Heading_20_2">
      <style:paragraph-properties fo:break-before="page"/>
      <style:text-properties officeooo:rsid="002ba09c" officeooo:paragraph-rsid="002ba09c"/>
    </style:style>
    <style:style style:name="P160" style:family="paragraph" style:parent-style-name="Table_20_Contents">
      <style:text-properties officeooo:rsid="005c253a" officeooo:paragraph-rsid="005c253a"/>
    </style:style>
    <style:style style:name="P161" style:family="paragraph" style:parent-style-name="Contents_20_Heading">
      <style:paragraph-properties fo:break-before="page"/>
    </style:style>
    <style:style style:name="P162" style:family="paragraph" style:parent-style-name="Contents_20_2">
      <style:paragraph-properties>
        <style:tab-stops>
          <style:tab-stop style:position="16.499cm" style:type="right" style:leader-style="dotted" style:leader-text="."/>
        </style:tab-stops>
      </style:paragraph-properties>
    </style:style>
    <style:style style:name="P163"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59be33"/>
    </style:style>
    <style:style style:name="T2" style:family="text">
      <style:text-properties officeooo:rsid="005c7b99"/>
    </style:style>
    <style:style style:name="T3" style:family="text">
      <style:text-properties officeooo:rsid="00265fba"/>
    </style:style>
    <style:style style:name="T4" style:family="text">
      <style:text-properties officeooo:rsid="0003a5d0"/>
    </style:style>
    <style:style style:name="T5" style:family="text">
      <style:text-properties officeooo:rsid="0007219b"/>
    </style:style>
    <style:style style:name="T6" style:family="text">
      <style:text-properties officeooo:rsid="000759ae"/>
    </style:style>
    <style:style style:name="T7" style:family="text">
      <style:text-properties officeooo:rsid="00162204"/>
    </style:style>
    <style:style style:name="T8" style:family="text">
      <style:text-properties fo:font-style="italic" style:font-style-asian="italic" style:font-style-complex="italic"/>
    </style:style>
    <style:style style:name="T9" style:family="text">
      <style:text-properties fo:font-style="italic" officeooo:rsid="001736fb" style:font-style-asian="italic" style:font-style-complex="italic"/>
    </style:style>
    <style:style style:name="T10" style:family="text">
      <style:text-properties officeooo:rsid="001a127b"/>
    </style:style>
    <style:style style:name="T11" style:family="text">
      <style:text-properties officeooo:rsid="001b4d2f"/>
    </style:style>
    <style:style style:name="T12" style:family="text">
      <style:text-properties officeooo:rsid="001cd559"/>
    </style:style>
    <style:style style:name="T13" style:family="text">
      <style:text-properties officeooo:rsid="0024fb64"/>
    </style:style>
    <style:style style:name="T14" style:family="text">
      <style:text-properties officeooo:rsid="002827ed"/>
    </style:style>
    <style:style style:name="T15" style:family="text">
      <style:text-properties officeooo:rsid="002ba09c"/>
    </style:style>
    <style:style style:name="T16" style:family="text">
      <style:text-properties officeooo:rsid="002d699b"/>
    </style:style>
    <style:style style:name="T17" style:family="text">
      <style:text-properties officeooo:rsid="002e2838"/>
    </style:style>
    <style:style style:name="T18" style:family="text">
      <style:text-properties style:text-line-through-style="solid"/>
    </style:style>
    <style:style style:name="T19" style:family="text">
      <style:text-properties style:text-line-through-style="solid" officeooo:rsid="000759ae"/>
    </style:style>
    <style:style style:name="T20" style:family="text">
      <style:text-properties officeooo:rsid="00301226"/>
    </style:style>
    <style:style style:name="T21" style:family="text">
      <style:text-properties officeooo:rsid="0030af15"/>
    </style:style>
    <style:style style:name="T22" style:family="text">
      <style:text-properties officeooo:rsid="003192ff"/>
    </style:style>
    <style:style style:name="T23" style:family="text">
      <style:text-properties officeooo:rsid="0032b33f"/>
    </style:style>
    <style:style style:name="T24" style:family="text">
      <style:text-properties officeooo:rsid="00348a65"/>
    </style:style>
    <style:style style:name="T25" style:family="text">
      <style:text-properties officeooo:rsid="003539f7"/>
    </style:style>
    <style:style style:name="T26" style:family="text">
      <style:text-properties officeooo:rsid="00360bba"/>
    </style:style>
    <style:style style:name="T27" style:family="text">
      <style:text-properties officeooo:rsid="0038b87e"/>
    </style:style>
    <style:style style:name="T28" style:family="text">
      <style:text-properties officeooo:rsid="003a26a8"/>
    </style:style>
    <style:style style:name="T29" style:family="text">
      <style:text-properties fo:font-weight="bold" style:font-weight-asian="bold" style:font-weight-complex="bold"/>
    </style:style>
    <style:style style:name="T30" style:family="text">
      <style:text-properties fo:font-weight="bold" officeooo:rsid="0048d982" style:font-weight-asian="bold" style:font-weight-complex="bold"/>
    </style:style>
    <style:style style:name="T31" style:family="text">
      <style:text-properties officeooo:rsid="003e0e48"/>
    </style:style>
    <style:style style:name="T32" style:family="text">
      <style:text-properties officeooo:rsid="003f0116"/>
    </style:style>
    <style:style style:name="T33" style:family="text">
      <style:text-properties officeooo:rsid="00416fa6"/>
    </style:style>
    <style:style style:name="T34" style:family="text">
      <style:text-properties officeooo:rsid="0041747b"/>
    </style:style>
    <style:style style:name="T35" style:family="text">
      <style:text-properties officeooo:rsid="00417f8a"/>
    </style:style>
    <style:style style:name="T36" style:family="text">
      <style:text-properties officeooo:rsid="00426c50"/>
    </style:style>
    <style:style style:name="T37" style:family="text">
      <style:text-properties officeooo:rsid="004333d4"/>
    </style:style>
    <style:style style:name="T38" style:family="text">
      <style:text-properties officeooo:rsid="0044c2cd"/>
    </style:style>
    <style:style style:name="T39" style:family="text">
      <style:text-properties officeooo:rsid="0045cb21"/>
    </style:style>
    <style:style style:name="T40" style:family="text">
      <style:text-properties officeooo:rsid="004794f6"/>
    </style:style>
    <style:style style:name="T41" style:family="text">
      <style:text-properties officeooo:rsid="0048ae05"/>
    </style:style>
    <style:style style:name="T42" style:family="text">
      <style:text-properties officeooo:rsid="0048d982"/>
    </style:style>
    <style:style style:name="T43" style:family="text">
      <style:text-properties officeooo:rsid="004aa460"/>
    </style:style>
    <style:style style:name="T44" style:family="text">
      <style:text-properties officeooo:rsid="004b2c4c"/>
    </style:style>
    <style:style style:name="T45" style:family="text">
      <style:text-properties officeooo:rsid="004cd4b4"/>
    </style:style>
    <style:style style:name="T46" style:family="text">
      <style:text-properties officeooo:rsid="004d495f"/>
    </style:style>
    <style:style style:name="T47" style:family="text">
      <style:text-properties officeooo:rsid="004e69ab"/>
    </style:style>
    <style:style style:name="T48" style:family="text">
      <style:text-properties officeooo:rsid="004e8f1c"/>
    </style:style>
    <style:style style:name="T49" style:family="text">
      <style:text-properties officeooo:rsid="0050c2ed"/>
    </style:style>
    <style:style style:name="T50" style:family="text">
      <style:text-properties officeooo:rsid="005257ef"/>
    </style:style>
    <style:style style:name="T51" style:family="text">
      <style:text-properties officeooo:rsid="0054f56d"/>
    </style:style>
    <style:style style:name="T52" style:family="text">
      <style:text-properties officeooo:rsid="0055a5a8"/>
    </style:style>
    <style:style style:name="T53" style:family="text">
      <style:text-properties officeooo:rsid="0058527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
      <text:p text:style-name="P102"/>
      <text:p text:style-name="P102"/>
      <text:p text:style-name="P102"/>
      <text:p text:style-name="P116">Tiny Home Area Network</text:p>
      <text:p text:style-name="P116">(TinyHAN)</text:p>
      <text:p text:style-name="P116">Protocol<text:line-break/>Specification</text:p>
      <text:p text:style-name="P116"/>
      <text:p text:style-name="P117">(C) 2013-2014 Mike Stirling</text:p>
      <text:p text:style-name="P118">http://www.tinyhan.co.uk/</text:p>
      <text:p text:style-name="P117"/>
      <text:p text:style-name="P117">V0.04</text:p>
      <text:p text:style-name="P117">2014-11-17</text:p>
      <text:p text:style-name="P1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Table of Contents</text:p>
          </text:index-title>
          <text:p text:style-name="P163"><text:a xlink:type="simple" xlink:href="#__RefHeading__7108_204423598" text:style-name="Index_20_Link" text:visited-style-name="Index_20_Link">License<text:tab/>3</text:a></text:p>
          <text:p text:style-name="P163"><text:a xlink:type="simple" xlink:href="#__RefHeading__2277_1842233070" text:style-name="Index_20_Link" text:visited-style-name="Index_20_Link">Revision History<text:tab/>4</text:a></text:p>
          <text:p text:style-name="P163"><text:a xlink:type="simple" xlink:href="#__RefHeading__2279_1842233070" text:style-name="Index_20_Link" text:visited-style-name="Index_20_Link">TinyHAN Lightweight Home Area Network<text:tab/>5</text:a></text:p>
          <text:p text:style-name="P162"><text:a xlink:type="simple" xlink:href="#__RefHeading__2281_1842233070" text:style-name="Index_20_Link" text:visited-style-name="Index_20_Link">Topology<text:tab/>5</text:a></text:p>
          <text:p text:style-name="P162"><text:a xlink:type="simple" xlink:href="#__RefHeading__2283_1842233070" text:style-name="Index_20_Link" text:visited-style-name="Index_20_Link">Security<text:tab/>5</text:a></text:p>
          <text:p text:style-name="P163"><text:a xlink:type="simple" xlink:href="#__RefHeading__2285_1842233070" text:style-name="Index_20_Link" text:visited-style-name="Index_20_Link">Physical (PHY) Layer<text:tab/>6</text:a></text:p>
          <text:p text:style-name="P163"><text:a xlink:type="simple" xlink:href="#__RefHeading__2287_1842233070" text:style-name="Index_20_Link" text:visited-style-name="Index_20_Link">Media Access Control (MAC) Layer<text:tab/>7</text:a></text:p>
          <text:p text:style-name="P162"><text:a xlink:type="simple" xlink:href="#__RefHeading__2289_1842233070" text:style-name="Index_20_Link" text:visited-style-name="Index_20_Link">0x00 Beacon<text:tab/>9</text:a></text:p>
          <text:p text:style-name="P162"><text:a xlink:type="simple" xlink:href="#__RefHeading__2291_1842233070" text:style-name="Index_20_Link" text:visited-style-name="Index_20_Link">0x01 Beacon Request<text:tab/>10</text:a></text:p>
          <text:p text:style-name="P162"><text:a xlink:type="simple" xlink:href="#__RefHeading__2033_1663729843" text:style-name="Index_20_Link" text:visited-style-name="Index_20_Link">0x02 Poll<text:tab/>11</text:a></text:p>
          <text:p text:style-name="P162"><text:a xlink:type="simple" xlink:href="#__RefHeading__2293_1842233070" text:style-name="Index_20_Link" text:visited-style-name="Index_20_Link">0x03 Acknowledgement<text:tab/>11</text:a></text:p>
          <text:p text:style-name="P162"><text:a xlink:type="simple" xlink:href="#__RefHeading__2295_1842233070" text:style-name="Index_20_Link" text:visited-style-name="Index_20_Link">0x04 Registration Request<text:tab/>12</text:a></text:p>
          <text:p text:style-name="P162"><text:a xlink:type="simple" xlink:href="#__RefHeading__2297_1842233070" text:style-name="Index_20_Link" text:visited-style-name="Index_20_Link">0x05 Deregistration Request<text:tab/>13</text:a></text:p>
          <text:p text:style-name="P162"><text:a xlink:type="simple" xlink:href="#__RefHeading__2299_1842233070" text:style-name="Index_20_Link" text:visited-style-name="Index_20_Link">0x06 Registration Response<text:tab/>13</text:a></text:p>
          <text:p text:style-name="P162"><text:a xlink:type="simple" xlink:href="#__RefHeading__2303_1842233070" text:style-name="Index_20_Link" text:visited-style-name="Index_20_Link">0x10-0x1F Data<text:tab/>15</text:a></text:p>
          <text:p text:style-name="P163"><text:a xlink:type="simple" xlink:href="#__RefHeading__1963_1495794091" text:style-name="Index_20_Link" text:visited-style-name="Index_20_Link">Timing<text:tab/>16</text:a></text:p>
          <text:p text:style-name="P163"><text:a xlink:type="simple" xlink:href="#__RefHeading__2324_204423598" text:style-name="Index_20_Link" text:visited-style-name="Index_20_Link">Sleeping Nodes<text:tab/>16</text:a></text:p>
          <text:p text:style-name="P162"><text:a xlink:type="simple" xlink:href="#__RefHeading__2326_204423598" text:style-name="Index_20_Link" text:visited-style-name="Index_20_Link">Implementation<text:tab/>17</text:a></text:p>
          <text:p text:style-name="P163"><text:a xlink:type="simple" xlink:href="#__RefHeading__2328_204423598" text:style-name="Index_20_Link" text:visited-style-name="Index_20_Link">Deferred Transmissions<text:tab/>18</text:a></text:p>
          <text:p text:style-name="P163"><text:a xlink:type="simple" xlink:href="#__RefHeading__2330_204423598" text:style-name="Index_20_Link" text:visited-style-name="Index_20_Link">CSMA/CD<text:tab/>19</text:a></text:p>
          <text:p text:style-name="P163"><text:a xlink:type="simple" xlink:href="#__RefHeading__2305_1842233070" text:style-name="Index_20_Link" text:visited-style-name="Index_20_Link">Appendix A - Native Packet Formats<text:tab/>20</text:a></text:p>
          <text:p text:style-name="P162"><text:a xlink:type="simple" xlink:href="#__RefHeading__2307_1842233070" text:style-name="Index_20_Link" text:visited-style-name="Index_20_Link">Si4420 (RFM12B)<text:tab/>20</text:a></text:p>
          <text:p text:style-name="P162"><text:a xlink:type="simple" xlink:href="#__RefHeading__2309_1842233070" text:style-name="Index_20_Link" text:visited-style-name="Index_20_Link">Si4431/4432 (RFM23B/RFM22B)<text:tab/>20</text:a></text:p>
          <text:p text:style-name="P162"><text:a xlink:type="simple" xlink:href="#__RefHeading__4382_1190011602" text:style-name="Index_20_Link" text:visited-style-name="Index_20_Link">Si446x (RFM24W/RFM26W)<text:tab/>22</text:a></text:p>
          <text:p text:style-name="P162"><text:a xlink:type="simple" xlink:href="#__RefHeading__2311_1842233070" text:style-name="Index_20_Link" text:visited-style-name="Index_20_Link">SX1231(H) (RFM69W)<text:tab/>23</text:a></text:p>
          <text:p text:style-name="P162"><text:a xlink:type="simple" xlink:href="#__RefHeading__2321_1842233070" text:style-name="Index_20_Link" text:visited-style-name="Index_20_Link">CC1110 (Ciseco SRF/XRF)<text:tab/>24</text:a></text:p>
          <text:p text:style-name="P163"><text:a xlink:type="simple" xlink:href="#__RefHeading__2035_1663729843" text:style-name="Index_20_Link" text:visited-style-name="Index_20_Link">Appendix B – TinyHAN Application Protocol<text:tab/>25</text:a></text:p>
          <text:p text:style-name="P163"><text:a xlink:type="simple" xlink:href="#__RefHeading__2337_1842233070" text:style-name="Index_20_Link" text:visited-style-name="Index_20_Link">Appendix C - MQTT-SN<text:tab/>26</text:a></text:p>
          <text:p text:style-name="P162"><text:a xlink:type="simple" xlink:href="#__RefHeading__4384_1190011602" text:style-name="Index_20_Link" text:visited-style-name="Index_20_Link">Running RSMB for PC-based Testing<text:tab/>26</text:a></text:p>
          <text:p text:style-name="P162"><text:a xlink:type="simple" xlink:href="#__RefHeading__4386_1190011602" text:style-name="Index_20_Link" text:visited-style-name="Index_20_Link">Topic Registry<text:tab/>26</text:a></text:p>
        </text:index-body>
      </text:table-of-content>
      <text:p text:style-name="P102"/>
      <text:h text:style-name="P135" text:outline-level="1"><text:bookmark-start text:name="__RefHeading__7108_204423598"/>License<text:bookmark-end text:name="__RefHeading__7108_204423598"/></text:h>
      <text:p text:style-name="P119">The TinyHAN software stack is licensed under the Apache 2.0 License. <text:s/>You can obtain a copy of the license form the following URI:</text:p>
      <text:p text:style-name="P119">http://www.apache.org/licenses/LICENSE-2.0</text:p>
      <text:p text:style-name="P119"/>
      <text:h text:style-name="P134" text:outline-level="1"><text:bookmark-start text:name="__RefHeading__2277_1842233070"/>Revision History<text:bookmark-end text:name="__RefHeading__2277_1842233070"/></text:h>
      <table:table table:name="Table6" table:style-name="Table6">
        <table:table-column table:style-name="Table6.A"/>
        <table:table-column table:style-name="Table6.B"/>
        <table:table-row>
          <table:table-cell table:style-name="Table6.A1" office:value-type="string">
            <text:p text:style-name="P160">2014-08-28</text:p>
          </table:table-cell>
          <table:table-cell table:style-name="Table6.B1" office:value-type="string">
            <text:p text:style-name="P35">Initial revision</text:p>
          </table:table-cell>
        </table:table-row>
        <table:table-row>
          <table:table-cell table:style-name="Table6.A2" office:value-type="string">
            <text:p text:style-name="P160">2014-08-29</text:p>
          </table:table-cell>
          <table:table-cell table:style-name="Table6.B2" office:value-type="string">
            <text:p text:style-name="P36">Removed wallclock time from beacons in favour of separate message. <text:s/>Added <text:span text:style-name="T22">placeholder</text:span> for Si446x (RFM24W and RFM26W). <text:s/><text:span text:style-name="T17">Added note on MQTT-SN implementation.</text:span></text:p>
          </table:table-cell>
        </table:table-row>
        <table:table-row>
          <table:table-cell table:style-name="Table6.A2" office:value-type="string">
            <text:p text:style-name="P160">2014-10-16</text:p>
          </table:table-cell>
          <table:table-cell table:style-name="Table6.B2" office:value-type="string">
            <text:p text:style-name="P39">Added new packet types for "TinyHAN Application Protocol", plus a specific one for MQTT-SN and a reserved type for extension purposes.</text:p>
          </table:table-cell>
        </table:table-row>
        <table:table-row>
          <table:table-cell table:style-name="Table6.A2" office:value-type="string">
            <text:p text:style-name="P160">2014-11-06</text:p>
          </table:table-cell>
          <table:table-cell table:style-name="Table6.B2" office:value-type="string">
            <text:p text:style-name="P40"><text:span text:style-name="T34">Reorganised packet type assignments and removed "Ping" in favour of "Poll", used only by a client wishing to poll its coordinator for data. <text:s/></text:span><text:span text:style-name="T43">Added concept of heartbeat interval. <text:s/></text:span><text:span text:style-name="T41">Clarified procedure for handling messages from unregistered addresses. <text:s/>Added note on sleeping node timing. <text:s/>Removed cross-network messaging capability.</text:span></text:p>
          </table:table-cell>
        </table:table-row>
        <table:table-row>
          <table:table-cell table:style-name="Table6.A2" office:value-type="string">
            <text:p text:style-name="P160">2014-11-17</text:p>
          </table:table-cell>
          <table:table-cell table:style-name="Table6.B2" office:value-type="string">
            <text:p text:style-name="P48">Clarified procedure for deferred transmissions.</text:p>
          </table:table-cell>
        </table:table-row>
      </table:table>
      <text:h text:style-name="P120" text:outline-level="1"/>
      <text:h text:style-name="P136" text:outline-level="1"><text:bookmark-start text:name="__RefHeading__2279_1842233070"/>TinyHAN Lightweight Home Area Network<text:bookmark-end text:name="__RefHeading__2279_1842233070"/></text:h>
      <text:p text:style-name="P51">This document proposes simple PHY and MAC layers for the implementation of a non-mesh Low Power Wireless Personal Area Network (LoWPAN) <text:span text:style-name="T13">i</text:span>ntended for domestic applications. <text:s/>Although loosely based on 802.15.4 it is designed to be implemented on low cost radio hardware such as HopeRF RFM23B/22B and RFM69W.</text:p>
      <text:p text:style-name="P77">The protocol was originally designed to perform MAC and transport layer functions for a simple network based on MQTT-SN, but the layered approach allows for applications using other higher-layer protocols such as 6LoWPAN. <text:s/><text:span text:style-name="T33">A very lightweight binary application layer is also proposed </text:span><text:span text:style-name="T1">and may be preferable for applications where node resources are particularly constrained.</text:span></text:p>
      <text:h text:style-name="P140" text:outline-level="2"><text:bookmark-start text:name="__RefHeading__2281_1842233070"/><text:span text:style-name="T13">T</text:span>opology<text:bookmark-end text:name="__RefHeading__2281_1842233070"/></text:h>
      <text:p text:style-name="P78">Devices may be built with either node-only or full coordinator capabilities, at least one of the latter being required within a network. <text:s/>If multiple coordinators are operating within a single network, for example for range-extension, then they must use a shared address allocation table - the mechanism for this is beyond the scope of this specification.</text:p>
      <text:p text:style-name="P79">The MAC can support peer-to-peer operation but does not provide neighbour discovery services, which would need to be handled by the upper layers. <text:s/>In a typical deployment the topology would be client-server with the hub acting as both network coordinator and gateway.</text:p>
      <text:p text:style-name="P80">All devices have a 64-bit Unique Unit Identifier (UUID) which is conveyed to the coordinator during registration.</text:p>
      <text:h text:style-name="P141" text:outline-level="2"><text:bookmark-start text:name="__RefHeading__2283_1842233070"/>Security<text:bookmark-end text:name="__RefHeading__2283_1842233070"/></text:h>
      <text:p text:style-name="P81">Consideration has <text:span text:style-name="T1">been </text:span>given to the addition of authentication and encryption extensions, but these are not specified in this version of the protocol. <text:s/><text:span text:style-name="T22">A whitelist may be used on the coordinator to reject registration requests from unknown devices.</text:span></text:p>
      <text:h text:style-name="P129" text:outline-level="1"/>
      <text:h text:style-name="P133" text:outline-level="1"><text:bookmark-start text:name="__RefHeading__2285_1842233070"/><text:span text:style-name="T4">Physical</text:span> <text:span text:style-name="T14">(PHY) </text:span>Layer<text:bookmark-end text:name="__RefHeading__2285_1842233070"/></text:h>
      <text:p text:style-name="P51">The PHY is based on the mandatory FSK profile from 802.15.4g and was developed using HopeRF RFM23B radios (SiLabs Si4431). <text:s/>Other radios are likely to be interoperable. <text:s/>Radio characteristics are as follows:</text:p>
      <text:list xml:id="list16432167921" text:style-name="L1">
        <text:list-item>
          <text:p text:style-name="P121">Operating frequency range: 863 MHz to 870 Mhz</text:p>
        </text:list-item>
        <text:list-item>
          <text:p text:style-name="P121">200 kHz channel spacing (channel 0 centre is 863.125 MHz)</text:p>
        </text:list-item>
        <text:list-item>
          <text:p text:style-name="P121">GFSK modulation (BT=0.5)</text:p>
        </text:list-item>
        <text:list-item>
          <text:p text:style-name="P121">50 kbps</text:p>
        </text:list-item>
        <text:list-item>
          <text:p text:style-name="P121">+/- 25 kHz deviation (M=1)</text:p>
        </text:list-item>
      </text:list>
      <text:p text:style-name="P51"/>
      <text:p text:style-name="P51">The following services are provided by the physical layer <text:span text:style-name="T5">for use by the MAC</text:span>:</text:p>
      <text:list xml:id="list254879862" text:style-name="L2">
        <text:list-item>
          <text:p text:style-name="P122">Configuration of transmitter power</text:p>
        </text:list-item>
        <text:list-item>
          <text:p text:style-name="P122">Configuration of transmit preamble length (4 to 1000 bytes)</text:p>
        </text:list-item>
        <text:list-item>
          <text:p text:style-name="P122">Transmission of packets including calculation of CRC</text:p>
        </text:list-item>
        <text:list-item>
          <text:p text:style-name="P122">Reception of packets including validation of CRC <text:span text:style-name="T5">and RSSI measurement</text:span></text:p>
        </text:list-item>
        <text:list-item>
          <text:p text:style-name="P122">Listen/Standby mode selection</text:p>
        </text:list-item>
        <text:list-item>
          <text:p text:style-name="P123">Energy detection (returns current channel RSSI)</text:p>
        </text:list-item>
        <text:list-item>
          <text:p text:style-name="P123">Clear channel assessment (RSSI below some variable threshold)</text:p>
        </text:list-item>
      </text:list>
      <text:p text:style-name="P52"/>
      <text:p text:style-name="P52">A physical layer Protocol Data Unit comprises the following fields. <text:s/>All bytes are transmitted MSb first and all multi-byte values are transmitted MSB first (big-endian).</text:p>
      <text:p text:style-name="Text_20_body"/>
      <table:table table:name="Table14" table:style-name="Table14">
        <table:table-column table:style-name="Table14.A" table:number-columns-repeated="6"/>
        <table:table-column table:style-name="Table14.G"/>
        <table:table-header-rows>
          <table:table-row>
            <table:table-cell table:style-name="Table14.A1" office:value-type="string">
              <text:p text:style-name="Table_20_Contents"/>
            </table:table-cell>
            <table:table-cell table:style-name="Table14.A1" office:value-type="string">
              <text:p text:style-name="Table_20_Contents">Preamble</text:p>
            </table:table-cell>
            <table:table-cell table:style-name="Table14.A1" office:value-type="string">
              <text:p text:style-name="Table_20_Contents">Sync</text:p>
            </table:table-cell>
            <table:table-cell table:style-name="Table14.A1" office:value-type="string">
              <text:p text:style-name="P4">PHY</text:p>
              <text:p text:style-name="P3">Flags</text:p>
            </table:table-cell>
            <table:table-cell table:style-name="Table14.A1" office:value-type="string">
              <text:p text:style-name="Table_20_Contents">Payload length</text:p>
            </table:table-cell>
            <table:table-cell table:style-name="Table14.A1" office:value-type="string">
              <text:p text:style-name="Table_20_Contents">Payload</text:p>
            </table:table-cell>
            <table:table-cell table:style-name="Table14.G1" office:value-type="string">
              <text:p text:style-name="Table_20_Contents">CRC</text:p>
            </table:table-cell>
          </table:table-row>
          <table:table-row>
            <table:table-cell table:style-name="Table14.A3" office:value-type="string">
              <text:p text:style-name="Table_20_Contents">Bytes</text:p>
            </table:table-cell>
            <table:table-cell table:style-name="Table14.F3" office:value-type="string">
              <text:p text:style-name="Table_20_Contents">&gt;=<text:span text:style-name="T5">4</text:span></text:p>
            </table:table-cell>
            <table:table-cell table:style-name="Table14.C2" office:value-type="float" office:value="2">
              <text:p text:style-name="Table_20_Contents">2</text:p>
            </table:table-cell>
            <table:table-cell table:style-name="Table14.D2" office:value-type="float" office:value="1">
              <text:p text:style-name="P3">1</text:p>
            </table:table-cell>
            <table:table-cell table:style-name="Table14.E2" office:value-type="float" office:value="1">
              <text:p text:style-name="Table_20_Contents">1</text:p>
            </table:table-cell>
            <table:table-cell table:style-name="Table14.F3" office:value-type="string">
              <text:p text:style-name="Table_20_Contents">N</text:p>
            </table:table-cell>
            <table:table-cell table:style-name="Table14.G2" office:value-type="float" office:value="2">
              <text:p text:style-name="Table_20_Contents">2</text:p>
            </table:table-cell>
          </table:table-row>
          <table:table-row>
            <table:table-cell table:style-name="Table14.A3" office:value-type="string">
              <text:p text:style-name="Table_20_Contents"/>
            </table:table-cell>
            <table:table-cell table:style-name="Table14.F3" office:value-type="string">
              <text:p text:style-name="Table_20_Contents">0101.....01</text:p>
            </table:table-cell>
            <table:table-cell table:style-name="Table14.F3" office:value-type="string">
              <text:p text:style-name="P2">0x<text:span text:style-name="T6">2DD2</text:span></text:p>
            </table:table-cell>
            <table:table-cell table:style-name="Table14.D3" office:value-type="string">
              <text:p text:style-name="P3">0<text:span text:style-name="T6">x00</text:span></text:p>
            </table:table-cell>
            <table:table-cell table:style-name="Table14.F3" office:value-type="string">
              <text:p text:style-name="Table_20_Contents"/>
            </table:table-cell>
            <table:table-cell table:style-name="Table14.F3" office:value-type="string">
              <text:p text:style-name="Table_20_Contents"/>
            </table:table-cell>
            <table:table-cell table:style-name="Table14.G3" office:value-type="string">
              <text:p text:style-name="Table_20_Contents"/>
            </table:table-cell>
          </table:table-row>
        </table:table-header-rows>
        <table:table-row>
          <table:table-cell table:style-name="Table14.A4" office:value-type="string">
            <text:p text:style-name="Table_20_Contents">CRC</text:p>
          </table:table-cell>
          <table:table-cell table:style-name="Table14.C4" office:value-type="string">
            <text:p text:style-name="Table_20_Contents"/>
          </table:table-cell>
          <table:table-cell table:style-name="Table14.C4" office:value-type="string">
            <text:p text:style-name="Table_20_Contents"/>
          </table:table-cell>
          <table:table-cell table:style-name="Table14.D4" office:value-type="string">
            <text:p text:style-name="P3">TBC</text:p>
          </table:table-cell>
          <table:table-cell table:style-name="Table14.D4" office:value-type="string">
            <text:p text:style-name="P2"/>
          </table:table-cell>
          <table:table-cell table:style-name="Table14.D4" office:value-type="string">
            <text:p text:style-name="Table_20_Contents"/>
          </table:table-cell>
          <table:table-cell table:style-name="Table14.G4" office:value-type="string">
            <text:p text:style-name="Table_20_Contents"/>
          </table:table-cell>
        </table:table-row>
      </table:table>
      <text:p text:style-name="P53"/>
      <text:p text:style-name="P52"><text:span text:style-name="T6">The sync word is deliberately chosen to be different to the 802.15.4g one to avoid interference with compliant 802.15.4 MACs. <text:s/></text:span><text:span text:style-name="T18">The flag byte is reserved and should be set to 0x</text:span><text:span text:style-name="T19">00</text:span><text:span text:style-name="T18">.</text:span></text:p>
      <text:p text:style-name="Text_20_body"><text:span text:style-name="T4">The CRC here is provided by the physical layer hardware and </text:span>uses polynomial 0x1021 with an initial value of 0 (RFM22B/RFM23B format). <text:s/><text:span text:style-name="T4">It </text:span>is calculated over the fields marked above. <text:s/>This is subject to change (test platform is built using RFM23B only). <text:s/><text:span text:style-name="T4">To ensure maximum compatibility between different radios the most likely change is to omit CRC checking in the radio and to </text:span><text:span text:style-name="T4">incorporate a common CRC at the MAC layer.</text:span></text:p>
      <text:h text:style-name="P130" text:outline-level="1"><text:bookmark-start text:name="__RefHeading__2287_1842233070"/><text:soft-page-break/><text:span text:style-name="T14">Media Access Control (</text:span>MAC<text:span text:style-name="T14">)</text:span> Layer<text:bookmark-end text:name="__RefHeading__2287_1842233070"/></text:h>
      <text:p text:style-name="P55">The MAC is designed for compatibility with a range of low-cost sub-GHz radios. <text:s/>In particular the HopeRF RFM22B/23B and RFM69xW range are supported.</text:p>
      <text:p text:style-name="P58">All nodes are assigned a 64-bit unique identifier.</text:p>
      <text:p text:style-name="P55">The payload always begins with a MAC layer header of the following format:</text:p>
      <text:p text:style-name="P55"/>
      <table:table table:name="Table17" table:style-name="Table17">
        <table:table-column table:style-name="Table17.A" table:number-columns-repeated="6"/>
        <table:table-column table:style-name="Table17.G"/>
        <table:table-header-rows>
          <table:table-row>
            <table:table-cell table:style-name="Table17.A1" office:value-type="string">
              <text:p text:style-name="P5"/>
            </table:table-cell>
            <table:table-cell table:style-name="Table17.A1" office:value-type="string">
              <text:p text:style-name="P16">Flags</text:p>
            </table:table-cell>
            <table:table-cell table:style-name="Table17.A1" office:value-type="string">
              <text:p text:style-name="P16">Network ID</text:p>
            </table:table-cell>
            <table:table-cell table:style-name="Table17.A1" office:value-type="string">
              <text:p text:style-name="P7">Destination</text:p>
              <text:p text:style-name="P7">Address</text:p>
            </table:table-cell>
            <table:table-cell table:style-name="Table17.A1" office:value-type="string">
              <text:p text:style-name="P16">Source Address</text:p>
            </table:table-cell>
            <table:table-cell table:style-name="Table17.A1" office:value-type="string">
              <text:p text:style-name="P16">Sequence</text:p>
              <text:p text:style-name="P16">Number</text:p>
            </table:table-cell>
            <table:table-cell table:style-name="Table17.G1" office:value-type="string">
              <text:p text:style-name="P16">Payload</text:p>
            </table:table-cell>
          </table:table-row>
          <table:table-row>
            <table:table-cell table:style-name="Table17.A2" office:value-type="string">
              <text:p text:style-name="P5">Bytes</text:p>
            </table:table-cell>
            <table:table-cell table:style-name="Table17.F2" office:value-type="string">
              <text:p text:style-name="P16">2</text:p>
            </table:table-cell>
            <table:table-cell table:style-name="Table17.C2" office:value-type="string">
              <text:p text:style-name="P16">1</text:p>
            </table:table-cell>
            <table:table-cell table:style-name="Table17.D2" office:value-type="float" office:value="1">
              <text:p text:style-name="P6">1</text:p>
            </table:table-cell>
            <table:table-cell table:style-name="Table17.E2" office:value-type="float" office:value="1">
              <text:p text:style-name="P5">1</text:p>
            </table:table-cell>
            <table:table-cell table:style-name="Table17.F2" office:value-type="string">
              <text:p text:style-name="P16">1</text:p>
            </table:table-cell>
            <table:table-cell table:style-name="Table17.G2" office:value-type="string">
              <text:p text:style-name="P16">N</text:p>
            </table:table-cell>
          </table:table-row>
          <table:table-row>
            <table:table-cell table:style-name="Table17.A3" office:value-type="string">
              <text:p text:style-name="P16">Optional</text:p>
              <text:p text:style-name="P16">encryption</text:p>
              <text:p text:style-name="P16">TBC</text:p>
            </table:table-cell>
            <table:table-cell table:style-name="Table17.B3" office:value-type="string">
              <text:p text:style-name="P5"/>
            </table:table-cell>
            <table:table-cell table:style-name="Table17.C3" office:value-type="string">
              <text:p text:style-name="P17"/>
            </table:table-cell>
            <table:table-cell table:style-name="Table17.C3" office:value-type="string">
              <text:p text:style-name="P8"/>
            </table:table-cell>
            <table:table-cell table:style-name="Table17.C3" office:value-type="string">
              <text:p text:style-name="P5"/>
            </table:table-cell>
            <table:table-cell table:style-name="Table17.C3" office:value-type="string">
              <text:p text:style-name="P5"/>
            </table:table-cell>
            <table:table-cell table:style-name="Table17.G3" office:value-type="string">
              <text:p text:style-name="P5"/>
            </table:table-cell>
          </table:table-row>
        </table:table-header-rows>
      </table:table>
      <text:p text:style-name="P103"/>
      <text:p text:style-name="P105">Proposed encryption extensions would operate over the highlighted fields. <text:s/>The flags field would be sent in the clear to allow the receiver to determine the encryption mode.</text:p>
      <text:p text:style-name="P105"><text:line-break/>A proposed authentication mode would place a Message Authentication Code (MAC) between the sequence number and the payload.</text:p>
      <text:p text:style-name="P108"/>
      <text:p text:style-name="P109">Network ID is assigned at random by the coordinator and is used to distinguish between multiple networks operating within radio range <text:span text:style-name="T21">(and to force reorganisation if the coordinator is restarted)</text:span>. <text:s/>0xFF is a reserved value used to indicate "all networks" <text:span text:style-name="T42">for the purpose of initial registration only.</text:span>.</text:p>
      <text:p text:style-name="P109"/>
      <text:p text:style-name="P109">8-bit short addresses are assigned by the coordinator upon a successful registration request. <text:s/>The short address of the coordinator is obtained from a beacon request - there may be more than one coordinator servicing a given network ID (in this case multiple coordinators must share address assignments <text:span text:style-name="T42">by some external means</text:span>). <text:s/>0xFF is a reserved value used to indicate a broadcast (if used as destination) or a message from a currently unregistered node (if used as source). <text:s/><text:span text:style-name="T29">Packets with a source address </text:span><text:span text:style-name="T30">or network ID </text:span><text:span text:style-name="T29">of 0xFF must be ignored except by coordinator nodes in "Permit Attach" state.</text:span></text:p>
      <text:p text:style-name="P109"/>
      <text:p text:style-name="P109">Sequence number increments for each packet transmitted by a node. <text:s/>The same sequence number is used regardless of packet type except for <text:span text:style-name="T12">synchronisation</text:span> beacons, which have their own counter. <text:s/>Acknowledgement packets use the sequence number of the packet being acknowledged.</text:p>
      <text:p text:style-name="P109"/>
      <text:p text:style-name="P108">The flags word is transmitted MSB first and encoded as follows:</text:p>
      <text:p text:style-name="P108"/>
      <table:table table:name="Table18" table:style-name="Table18">
        <table:table-column table:style-name="Table18.A" table:number-columns-repeated="15"/>
        <table:table-column table:style-name="Table18.P"/>
        <table:table-row>
          <table:table-cell table:style-name="Table18.A1" office:value-type="string">
            <text:p text:style-name="P16">15</text:p>
          </table:table-cell>
          <table:table-cell table:style-name="Table18.A1" office:value-type="string">
            <text:p text:style-name="P16">14</text:p>
          </table:table-cell>
          <table:table-cell table:style-name="Table18.A1" office:value-type="string">
            <text:p text:style-name="P16">13</text:p>
          </table:table-cell>
          <table:table-cell table:style-name="Table18.A1" office:value-type="string">
            <text:p text:style-name="P16">12</text:p>
          </table:table-cell>
          <table:table-cell table:style-name="Table18.A1" office:value-type="string">
            <text:p text:style-name="P16">11</text:p>
          </table:table-cell>
          <table:table-cell table:style-name="Table18.A1" office:value-type="string">
            <text:p text:style-name="P16">10</text:p>
          </table:table-cell>
          <table:table-cell table:style-name="Table18.A1" office:value-type="string">
            <text:p text:style-name="P16">9</text:p>
          </table:table-cell>
          <table:table-cell table:style-name="Table18.A1" office:value-type="string">
            <text:p text:style-name="P16">8</text:p>
          </table:table-cell>
          <table:table-cell table:style-name="Table18.A1" office:value-type="string">
            <text:p text:style-name="P16">7</text:p>
          </table:table-cell>
          <table:table-cell table:style-name="Table18.A1" office:value-type="string">
            <text:p text:style-name="P16">6</text:p>
          </table:table-cell>
          <table:table-cell table:style-name="Table18.A1" office:value-type="string">
            <text:p text:style-name="P16">5</text:p>
          </table:table-cell>
          <table:table-cell table:style-name="Table18.A1" office:value-type="string">
            <text:p text:style-name="P16">4</text:p>
          </table:table-cell>
          <table:table-cell table:style-name="Table18.A1" office:value-type="string">
            <text:p text:style-name="P16">3</text:p>
          </table:table-cell>
          <table:table-cell table:style-name="Table18.A1" office:value-type="string">
            <text:p text:style-name="P16">2</text:p>
          </table:table-cell>
          <table:table-cell table:style-name="Table18.A1" office:value-type="string">
            <text:p text:style-name="P16">1</text:p>
          </table:table-cell>
          <table:table-cell table:style-name="Table18.P1" office:value-type="string">
            <text:p text:style-name="P16">0</text:p>
          </table:table-cell>
        </table:table-row>
        <table:table-row>
          <table:table-cell table:style-name="Table18.A2" table:number-columns-spanned="3" office:value-type="string">
            <text:p text:style-name="P16">Version</text:p>
          </table:table-cell>
          <table:covered-table-cell/>
          <table:covered-table-cell/>
          <table:table-cell table:style-name="Table18.A2" table:number-columns-spanned="3" office:value-type="string">
            <text:p text:style-name="P16">Reserved</text:p>
          </table:table-cell>
          <table:covered-table-cell/>
          <table:covered-table-cell/>
          <table:table-cell table:style-name="Table18.A2" table:number-columns-spanned="2" office:value-type="string">
            <text:p text:style-name="P16">Reserved</text:p>
            <text:p text:style-name="P16">for</text:p>
            <text:p text:style-name="P16">crypto</text:p>
          </table:table-cell>
          <table:covered-table-cell/>
          <table:table-cell table:style-name="Table18.A2" office:value-type="string">
            <text:p text:style-name="P16">DP</text:p>
          </table:table-cell>
          <table:table-cell table:style-name="Table18.A2" office:value-type="string">
            <text:p text:style-name="P16">AR</text:p>
          </table:table-cell>
          <table:table-cell table:style-name="Table18.A2" office:value-type="string">
            <text:p text:style-name="P16">Rsvd</text:p>
          </table:table-cell>
          <table:table-cell table:style-name="Table18.L2" table:number-columns-spanned="5" office:value-type="string">
            <text:p text:style-name="P16">Packet type</text:p>
          </table:table-cell>
          <table:covered-table-cell/>
          <table:covered-table-cell/>
          <table:covered-table-cell/>
          <table:covered-table-cell/>
        </table:table-row>
      </table:table>
      <text:p text:style-name="P108"/>
      <text:p text:style-name="P59">All reserved fields shall be set to 0 and ignored by the receiver.</text:p>
      <text:p text:style-name="P59"><text:soft-page-break/>Version shall be 0b000</text:p>
      <text:p text:style-name="P59">DP indicates further data pending after this frame. The receiver shall remain in listen mode for a (TBC) guard period after the end of this frame. <text:s/>If this frame requires acknowledgement then the listen period shall commence <text:span text:style-name="T42">immediately </text:span>after the transmission of the ACK.</text:p>
      <text:p text:style-name="P59">AR indicates that this frame is to be acknowledged by the target MAC.</text:p>
      <text:p text:style-name="P60">DP and AR bits shall be ignored on packets sent to the broadcast address.</text:p>
      <text:p text:style-name="P59">Packet type shall be selected from one of the following:</text:p>
      <text:p text:style-name="P58"/>
      <table:table table:name="Table19" table:style-name="Table19">
        <table:table-column table:style-name="Table19.A"/>
        <table:table-column table:style-name="Table19.B"/>
        <table:table-row>
          <table:table-cell table:style-name="Table19.A1" office:value-type="string">
            <text:p text:style-name="P18">0x00</text:p>
          </table:table-cell>
          <table:table-cell table:style-name="Table19.B1" office:value-type="string">
            <text:p text:style-name="P18"><text:span text:style-name="T10">Beacon </text:span>(<text:span text:style-name="T10">sync or coordinator advertisment</text:span>)</text:p>
          </table:table-cell>
        </table:table-row>
        <table:table-row>
          <table:table-cell table:style-name="Table19.A2" office:value-type="string">
            <text:p text:style-name="P18">0x01</text:p>
          </table:table-cell>
          <table:table-cell table:style-name="Table19.B2" office:value-type="string">
            <text:p text:style-name="P41">Beacon Request</text:p>
          </table:table-cell>
        </table:table-row>
        <table:table-row>
          <table:table-cell table:style-name="Table19.A2" office:value-type="string">
            <text:p text:style-name="P18">0x02</text:p>
          </table:table-cell>
          <table:table-cell table:style-name="Table19.B2" office:value-type="string">
            <text:p text:style-name="P42">Poll</text:p>
          </table:table-cell>
        </table:table-row>
        <table:table-row>
          <table:table-cell table:style-name="Table19.A2" office:value-type="string">
            <text:p text:style-name="P18">0x03</text:p>
          </table:table-cell>
          <table:table-cell table:style-name="Table19.B2" office:value-type="string">
            <text:p text:style-name="P18">Acknowledgement</text:p>
          </table:table-cell>
        </table:table-row>
        <table:table-row>
          <table:table-cell table:style-name="Table19.A2" office:value-type="string">
            <text:p text:style-name="P18">0x04</text:p>
          </table:table-cell>
          <table:table-cell table:style-name="Table19.B2" office:value-type="string">
            <text:p text:style-name="P33">Registration Request</text:p>
          </table:table-cell>
        </table:table-row>
        <table:table-row>
          <table:table-cell table:style-name="Table19.A2" office:value-type="string">
            <text:p text:style-name="P18">0x05</text:p>
          </table:table-cell>
          <table:table-cell table:style-name="Table19.B2" office:value-type="string">
            <text:p text:style-name="P34">Deregistration Request</text:p>
          </table:table-cell>
        </table:table-row>
        <table:table-row>
          <table:table-cell table:style-name="Table19.A2" office:value-type="string">
            <text:p text:style-name="P18">0x06</text:p>
          </table:table-cell>
          <table:table-cell table:style-name="Table19.B2" office:value-type="string">
            <text:p text:style-name="P32">Registration Response</text:p>
          </table:table-cell>
        </table:table-row>
        <table:table-row>
          <table:table-cell table:style-name="Table19.A2" office:value-type="string">
            <text:p text:style-name="P18">0x07</text:p>
          </table:table-cell>
          <table:table-cell table:style-name="Table19.B2" office:value-type="string">
            <text:p text:style-name="P41">Reserved</text:p>
          </table:table-cell>
        </table:table-row>
        <table:table-row>
          <table:table-cell table:style-name="Table19.A2" office:value-type="string">
            <text:p text:style-name="P20">0x08-0x<text:span text:style-name="T31">0F</text:span></text:p>
          </table:table-cell>
          <table:table-cell table:style-name="Table19.B2" office:value-type="string">
            <text:p text:style-name="P20">Reserved</text:p>
          </table:table-cell>
        </table:table-row>
        <table:table-row>
          <table:table-cell table:style-name="Table19.A2" office:value-type="string">
            <text:p text:style-name="P38">0x10</text:p>
          </table:table-cell>
          <table:table-cell table:style-name="Table19.B2" office:value-type="string">
            <text:p text:style-name="P38">TinyHAN Application Protocol</text:p>
          </table:table-cell>
        </table:table-row>
        <table:table-row>
          <table:table-cell table:style-name="Table19.A2" office:value-type="string">
            <text:p text:style-name="P38">0x11</text:p>
          </table:table-cell>
          <table:table-cell table:style-name="Table19.B2" office:value-type="string">
            <text:p text:style-name="P38">Reserved for MQTT-SN</text:p>
          </table:table-cell>
        </table:table-row>
        <table:table-row>
          <table:table-cell table:style-name="Table19.A2" office:value-type="string">
            <text:p text:style-name="P38">0x12-0x1E</text:p>
          </table:table-cell>
          <table:table-cell table:style-name="Table19.B2" office:value-type="string">
            <text:p text:style-name="P38">Reserved</text:p>
          </table:table-cell>
        </table:table-row>
        <table:table-row>
          <table:table-cell table:style-name="Table19.A2" office:value-type="string">
            <text:p text:style-name="P18">0x1F</text:p>
          </table:table-cell>
          <table:table-cell table:style-name="Table19.B2" office:value-type="string">
            <text:p text:style-name="P38">Reserved for extended packet types</text:p>
          </table:table-cell>
        </table:table-row>
      </table:table>
      <text:p text:style-name="P58"/>
      <text:p text:style-name="P58">All packets <text:span text:style-name="T1">shall be</text:span> transmitted using CSMA/CD except for synchronisation beacons (type 0x00), which are <text:span text:style-name="T22">sent unconditionally at the start of the period indicated by the encoded timestamp.</text:span></text:p>
      <text:p text:style-name="P58"/>
      <text:h text:style-name="P143" text:outline-level="2"/>
      <text:h text:style-name="P154" text:outline-level="2"><text:bookmark-start text:name="__RefHeading__2289_1842233070"/>0x00 Beacon<text:bookmark-end text:name="__RefHeading__2289_1842233070"/></text:h>
      <text:p text:style-name="P89">This is transmitted by a coordinator node at regular intervals defined by the <text:span text:style-name="T24">interval</text:span> and offset values contained in the beacon <text:span text:style-name="T25">packet </text:span>(<text:span text:style-name="T25">for </text:span>a Sync Beacon), <text:s/>or on demand using CSMA/CD in response to a Beacon Request command (an Advertisement Beacon). <text:s/>The start of a Sync Beacon transmission shall coincide with t<text:span text:style-name="T23">he start of the beacon slot represented by the packet's timestamp field</text:span>.</text:p>
      <text:p text:style-name="P93">Regular Sync Beacons are useful to reduce latency to sleeping nodes, but their use imposes stricter timing requirements on client devices. <text:s/>A network can operate without Sync Beacons by setting the interval to 15.</text:p>
      <text:p text:style-name="P61">DP = 0, AR = 0</text:p>
      <text:p text:style-name="P61">Network ID = As assigned</text:p>
      <text:p text:style-name="P61">Destination address = Broadcast (0xFF)</text:p>
      <text:p text:style-name="P61">Source address = Originating node address (coordinator only)</text:p>
      <text:p text:style-name="P56"/>
      <table:table table:name="Table4" table:style-name="Table4">
        <table:table-column table:style-name="Table4.A" table:number-columns-repeated="5"/>
        <table:table-column table:style-name="Table4.F"/>
        <table:table-header-rows>
          <table:table-row>
            <table:table-cell table:style-name="Table4.A1" office:value-type="string">
              <text:p text:style-name="P12"/>
            </table:table-cell>
            <table:table-cell table:style-name="Table4.A1" office:value-type="string">
              <text:p text:style-name="P21">64-bit</text:p>
              <text:p text:style-name="P21">UUID</text:p>
            </table:table-cell>
            <table:table-cell table:style-name="Table4.A1" office:value-type="string">
              <text:p text:style-name="P21">Timestamp<text:line-break/></text:p>
            </table:table-cell>
            <table:table-cell table:style-name="Table4.A1" office:value-type="string">
              <text:p text:style-name="P9">Flags</text:p>
            </table:table-cell>
            <table:table-cell table:style-name="Table4.A1" office:value-type="string">
              <text:p text:style-name="P25">Beacon</text:p>
              <text:p text:style-name="P25">Interval</text:p>
            </table:table-cell>
            <table:table-cell table:style-name="Table4.F1" office:value-type="string">
              <text:p text:style-name="P25">Address list</text:p>
            </table:table-cell>
          </table:table-row>
          <table:table-row>
            <table:table-cell table:style-name="Table4.A2" office:value-type="string">
              <text:p text:style-name="P12">Bytes</text:p>
            </table:table-cell>
            <table:table-cell table:style-name="Table4.B2" office:value-type="string">
              <text:p text:style-name="P21">8</text:p>
            </table:table-cell>
            <table:table-cell table:style-name="Table4.C2" office:value-type="string">
              <text:p text:style-name="P37">2</text:p>
            </table:table-cell>
            <table:table-cell table:style-name="Table4.D2" office:value-type="string">
              <text:p text:style-name="P9">1</text:p>
            </table:table-cell>
            <table:table-cell table:style-name="Table4.E2" office:value-type="float" office:value="1">
              <text:p text:style-name="P12">1</text:p>
            </table:table-cell>
            <table:table-cell table:style-name="Table4.F2" office:value-type="string">
              <text:p text:style-name="P25">N</text:p>
            </table:table-cell>
          </table:table-row>
        </table:table-header-rows>
      </table:table>
      <text:p text:style-name="P104"/>
      <text:p text:style-name="P66">The UUID is the 64-bit unique ID of the coordinator node transmitting this beacon.</text:p>
      <text:p text:style-name="P88">The timestamp field is a count of beacon slots (250 ms periods) since system startup. <text:s/></text:p>
      <text:p text:style-name="P66">Flags:</text:p>
      <table:table table:name="Table5" table:style-name="Table5">
        <table:table-column table:style-name="Table5.A" table:number-columns-repeated="7"/>
        <table:table-column table:style-name="Table5.H"/>
        <table:table-row>
          <table:table-cell table:style-name="Table5.A1" office:value-type="string">
            <text:p text:style-name="P26">7</text:p>
          </table:table-cell>
          <table:table-cell table:style-name="Table5.A1" office:value-type="string">
            <text:p text:style-name="P26">6</text:p>
          </table:table-cell>
          <table:table-cell table:style-name="Table5.A1" office:value-type="string">
            <text:p text:style-name="P26">5</text:p>
          </table:table-cell>
          <table:table-cell table:style-name="Table5.A1" office:value-type="string">
            <text:p text:style-name="P26">4</text:p>
          </table:table-cell>
          <table:table-cell table:style-name="Table5.A1" office:value-type="string">
            <text:p text:style-name="P26">3</text:p>
          </table:table-cell>
          <table:table-cell table:style-name="Table5.A1" office:value-type="string">
            <text:p text:style-name="P26">2</text:p>
          </table:table-cell>
          <table:table-cell table:style-name="Table5.A1" office:value-type="string">
            <text:p text:style-name="P26">1</text:p>
          </table:table-cell>
          <table:table-cell table:style-name="Table5.H1" office:value-type="string">
            <text:p text:style-name="P26">0</text:p>
          </table:table-cell>
        </table:table-row>
        <table:table-row>
          <table:table-cell table:style-name="Table5.A2" table:number-columns-spanned="6" office:value-type="string">
            <text:p text:style-name="P26">Reserved</text:p>
          </table:table-cell>
          <table:covered-table-cell/>
          <table:covered-table-cell/>
          <table:covered-table-cell/>
          <table:covered-table-cell/>
          <table:covered-table-cell/>
          <table:table-cell table:style-name="Table5.A2" office:value-type="string">
            <text:p text:style-name="P34">Permit</text:p>
            <text:p text:style-name="P34">Attach</text:p>
          </table:table-cell>
          <table:table-cell table:style-name="Table5.H2" office:value-type="string">
            <text:p text:style-name="P34">Sync</text:p>
          </table:table-cell>
        </table:table-row>
      </table:table>
      <text:p text:style-name="P66"/>
      <text:p text:style-name="P66">All reserved fields shall be set to 0 and ignored by the receiver.</text:p>
      <text:p text:style-name="P66">Permit Attach shall be set to 1 only when the coordinator is accepting registration requests. <text:s/>Devices shall not attempt to register with a coordinator whose Permit Attach bit is clear, and coordinators shall ignore any attempt to do so.</text:p>
      <text:p text:style-name="P76">Sync shall be set to 1 only when this packet was sent without CSMA/CD on a well-defined clock boundary. <text:s/>Receivers may use this packet to synchronise their clocks.</text:p>
      <text:p text:style-name="P66"/>
      <text:p text:style-name="P60">Beacon Interval:</text:p>
      <table:table table:name="Table15" table:style-name="Table15">
        <table:table-column table:style-name="Table15.A" table:number-columns-repeated="7"/>
        <table:table-column table:style-name="Table15.H"/>
        <table:table-row>
          <table:table-cell table:style-name="Table15.A1" office:value-type="string">
            <text:p text:style-name="P20">7</text:p>
          </table:table-cell>
          <table:table-cell table:style-name="Table15.A1" office:value-type="string">
            <text:p text:style-name="P20">6</text:p>
          </table:table-cell>
          <table:table-cell table:style-name="Table15.A1" office:value-type="string">
            <text:p text:style-name="P20">5</text:p>
          </table:table-cell>
          <table:table-cell table:style-name="Table15.A1" office:value-type="string">
            <text:p text:style-name="P20">4</text:p>
          </table:table-cell>
          <table:table-cell table:style-name="Table15.A1" office:value-type="string">
            <text:p text:style-name="P20">3</text:p>
          </table:table-cell>
          <table:table-cell table:style-name="Table15.A1" office:value-type="string">
            <text:p text:style-name="P20">2</text:p>
          </table:table-cell>
          <table:table-cell table:style-name="Table15.A1" office:value-type="string">
            <text:p text:style-name="P20">1</text:p>
          </table:table-cell>
          <table:table-cell table:style-name="Table15.H1" office:value-type="string">
            <text:p text:style-name="P20">0</text:p>
          </table:table-cell>
        </table:table-row>
        <table:table-row>
          <table:table-cell table:style-name="Table15.A2" table:number-columns-spanned="4" office:value-type="string">
            <text:p text:style-name="P20">Offset</text:p>
          </table:table-cell>
          <table:covered-table-cell/>
          <table:covered-table-cell/>
          <table:covered-table-cell/>
          <table:table-cell table:style-name="Table15.E2" table:number-columns-spanned="4" office:value-type="string">
            <text:p text:style-name="P20">Interval</text:p>
          </table:table-cell>
          <table:covered-table-cell/>
          <table:covered-table-cell/>
          <table:covered-table-cell/>
        </table:table-row>
      </table:table>
      <text:p text:style-name="P60"/>
      <text:p text:style-name="P60">Interval defines the time between <text:span text:style-name="T11">Sync Beacons</text:span>. <text:s/>The time is equal to 2^(<text:span text:style-name="T28">I</text:span>nterval) <text:span text:style-name="T26">beacon slots, </text:span><text:soft-page-break/><text:span text:style-name="T26">where each beacon slot is 250 ms apart</text:span>. <text:s/><text:span text:style-name="T28">If Interval is greater than 0 then Offset may be non-zero in order to shift the slot in which the beacon is transmitted. <text:s/>This is useful in networks where multiple synchronised coordinators are operating. <text:s/>I</text:span>nterval = 15 <text:span text:style-name="T11">may be used in an Advertisement Beacon to indicate that the network does not support </text:span><text:span text:style-name="T35">synchronous operation</text:span><text:span text:style-name="T11"> (no Sync Beacons will be sent).</text:span></text:p>
      <text:p text:style-name="P60">Address list is a variable length array of 8-bit short addresses for which the coordinator has pending data. <text:s/>A device whose address appears in this list should remain awake at the end of the beacon and issue a "<text:span text:style-name="T35">Poll</text:span>" command in order to be sent the pending packets. <text:s/>This list shall only be included when the beacon is a Sync Beacon.</text:p>
      <text:p text:style-name="P67">Receivers may align their clocks on receipt of a <text:span text:style-name="T11">Sync </text:span>Beacon and arrange to be listening to some or all depending on the required latency vs battery life trade-off. <text:s/>There is no requirement for devices to listen for beacon packets - a polling approach is also possible by ensuring that the device sends <text:span text:style-name="T35">a </text:span>data packet with AR=1 <text:span text:style-name="T35">at regular intervals.</text:span></text:p>
      <text:p text:style-name="P68">Receivers may align their clocks on receipt of a<text:span text:style-name="T11">n Advertisement</text:span> Beacon but must assume a lower level of timing accuracy than for a <text:span text:style-name="T11">Sync </text:span>Beacon. <text:s/><text:span text:style-name="T27">The timestamp for an Advertisement Beacon is appropriate to the beacon slot in which the beacon is being sent even if the Beacon Interval for the network would not normally transmit a beacon during that slot.</text:span></text:p>
      <text:p text:style-name="P60"/>
      <text:h text:style-name="P144" text:outline-level="2"><text:bookmark-start text:name="__RefHeading__2291_1842233070"/>0x0<text:span text:style-name="T35">1</text:span> Beacon Request<text:bookmark-end text:name="__RefHeading__2291_1842233070"/></text:h>
      <text:p text:style-name="P61">An unregistered device may broadcast this message in order to solicit a beacon from in-range coordinator nodes. <text:s/>Coordinators shall respond with a Beacon message with the Sync bit clear. <text:s/>The originating device may attempt to register with a coordinator that advertises itself with its "Permit Attach" flag set.</text:p>
      <text:p text:style-name="P61">DP = 0, AR = 0</text:p>
      <text:p text:style-name="P61">Network ID = Any network (0xFF)</text:p>
      <text:p text:style-name="P61">Destination address = Broadcast (0xFF)</text:p>
      <text:p text:style-name="P61">Source address = Unassociated device address (0xFF)</text:p>
      <text:p text:style-name="P61"/>
      <text:p text:style-name="P61">There is no payload.</text:p>
      <text:p text:style-name="P61"/>
      <text:h text:style-name="P145" text:outline-level="2"/>
      <text:h text:style-name="P155" text:outline-level="2"><text:bookmark-start text:name="__RefHeading__2033_1663729843"/>0x02 Poll<text:bookmark-end text:name="__RefHeading__2033_1663729843"/></text:h>
      <text:p text:style-name="P93">This is a null packet with no effect other than to solicit an acknowledgement and subsequent transmission of pending data from a coordinator. <text:s/>It may be used by a client node to request data from a coordinator either asynchronously or in resposne to a Sync Beacon in which the client's address appears in the address list.</text:p>
      <text:p text:style-name="P94">DP = 0, AR = <text:span text:style-name="T53">1</text:span></text:p>
      <text:p text:style-name="P94">Network ID = As assigned</text:p>
      <text:p text:style-name="P94">Destination address = Target node's unicast address (typically the coordinator's short address)</text:p>
      <text:p text:style-name="P94">Source address = Originating node address</text:p>
      <text:p text:style-name="P94"/>
      <text:p text:style-name="P94">There is no payload.</text:p>
      <text:p text:style-name="P61"/>
      <text:h text:style-name="P146" text:outline-level="2"><text:bookmark-start text:name="__RefHeading__2293_1842233070"/>0x03 Acknowledgement<text:bookmark-end text:name="__RefHeading__2293_1842233070"/></text:h>
      <text:p text:style-name="P61">Sent in reply to any packet received to the node's unicast short address and with the AR bit set. <text:s/>The sequence number is set to the same value as the packet being acknowledged.</text:p>
      <text:p text:style-name="P61">DP = 1 if the originating device has pending data to pass to the destination </text:p>
      <text:p text:style-name="P61">AR = 0</text:p>
      <text:p text:style-name="P61">Network ID = As assigned</text:p>
      <text:p text:style-name="P61">Destination address = Source address of packet being acknowledged</text:p>
      <text:p text:style-name="P61">Source address = Originating node address (destination address of packet being acknowledged)</text:p>
      <text:p text:style-name="P69"/>
      <text:p text:style-name="P57"><text:span text:style-name="T7">There is no payload. </text:span><text:span text:style-name="T9">Optional RSSI e.g. to enable power control?</text:span></text:p>
      <text:p text:style-name="P69"/>
      <text:p text:style-name="P70">Acknowledgements must not be sent for packets arriving to the broadcast address.</text:p>
      <text:p text:style-name="P61"/>
      <text:h text:style-name="P147" text:outline-level="2"/>
      <text:h text:style-name="P156" text:outline-level="2"><text:bookmark-start text:name="__RefHeading__2295_1842233070"/>0x04 <text:span text:style-name="T12">Registration Request</text:span><text:bookmark-end text:name="__RefHeading__2295_1842233070"/></text:h>
      <text:p text:style-name="P71">Sent by an u<text:span text:style-name="T12">nregistered</text:span> device wishing to <text:span text:style-name="T12">register with</text:span> a coordinator, having previously identified the coordinator via receipt of a beacon. <text:s/>Devices may attempt <text:span text:style-name="T12">registration</text:span> with any coordinator having its Permit Attach bit set.</text:p>
      <text:p text:style-name="P62">DP = 0</text:p>
      <text:p text:style-name="P62">AR = 0</text:p>
      <text:p text:style-name="P62">Network ID = As in beacon</text:p>
      <text:p text:style-name="P62">Destination address = Short address of coordinator from beacon</text:p>
      <text:p text:style-name="P62">Source address = Unassociated device address (0xFF)</text:p>
      <text:p text:style-name="P62"/>
      <text:p text:style-name="P71">The payload is as follows:</text:p>
      <text:p text:style-name="P71"/>
      <table:table table:name="Table21" table:style-name="Table21">
        <table:table-column table:style-name="Table21.A" table:number-columns-repeated="2"/>
        <table:table-column table:style-name="Table21.C"/>
        <table:table-header-rows>
          <table:table-row>
            <table:table-cell table:style-name="Table21.A1" office:value-type="string">
              <text:p text:style-name="P14"/>
            </table:table-cell>
            <table:table-cell table:style-name="Table21.A1" office:value-type="string">
              <text:p text:style-name="P22">64-bit</text:p>
              <text:p text:style-name="P22">UUID</text:p>
            </table:table-cell>
            <table:table-cell table:style-name="Table21.C1" office:value-type="string">
              <text:p text:style-name="P27">Flags</text:p>
            </table:table-cell>
          </table:table-row>
          <table:table-row>
            <table:table-cell table:style-name="Table21.A2" office:value-type="string">
              <text:p text:style-name="P14">Bytes</text:p>
            </table:table-cell>
            <table:table-cell table:style-name="Table21.B2" office:value-type="string">
              <text:p text:style-name="P22">8</text:p>
            </table:table-cell>
            <table:table-cell table:style-name="Table21.C2" office:value-type="string">
              <text:p text:style-name="P27">2</text:p>
            </table:table-cell>
          </table:table-row>
        </table:table-header-rows>
      </table:table>
      <text:p text:style-name="P71"/>
      <text:p text:style-name="P71">64-bit UUID is that of the originating node.</text:p>
      <text:p text:style-name="P71">Flags are mainly reserved:</text:p>
      <table:table table:name="Table23" table:style-name="Table23">
        <table:table-column table:style-name="Table23.A" table:number-columns-repeated="5"/>
        <table:table-column table:style-name="Table23.F"/>
        <table:table-column table:style-name="Table23.A" table:number-columns-repeated="4"/>
        <table:table-column table:style-name="Table23.K"/>
        <table:table-column table:style-name="Table23.L"/>
        <table:table-column table:style-name="Table23.M"/>
        <table:table-column table:style-name="Table23.A" table:number-columns-repeated="2"/>
        <table:table-column table:style-name="Table23.P"/>
        <table:table-row>
          <table:table-cell table:style-name="Table23.A1" office:value-type="string">
            <text:p text:style-name="P27">15</text:p>
          </table:table-cell>
          <table:table-cell table:style-name="Table23.A1" office:value-type="string">
            <text:p text:style-name="P27">14</text:p>
          </table:table-cell>
          <table:table-cell table:style-name="Table23.A1" office:value-type="string">
            <text:p text:style-name="P27">13</text:p>
          </table:table-cell>
          <table:table-cell table:style-name="Table23.A1" office:value-type="string">
            <text:p text:style-name="P27">12</text:p>
          </table:table-cell>
          <table:table-cell table:style-name="Table23.A1" office:value-type="string">
            <text:p text:style-name="P27">11</text:p>
          </table:table-cell>
          <table:table-cell table:style-name="Table23.A1" office:value-type="string">
            <text:p text:style-name="P27">10</text:p>
          </table:table-cell>
          <table:table-cell table:style-name="Table23.A1" office:value-type="string">
            <text:p text:style-name="P27">9</text:p>
          </table:table-cell>
          <table:table-cell table:style-name="Table23.A1" office:value-type="string">
            <text:p text:style-name="P27">8</text:p>
          </table:table-cell>
          <table:table-cell table:style-name="Table23.A1" office:value-type="string">
            <text:p text:style-name="P27">7</text:p>
          </table:table-cell>
          <table:table-cell table:style-name="Table23.A1" office:value-type="string">
            <text:p text:style-name="P27">6</text:p>
          </table:table-cell>
          <table:table-cell table:style-name="Table23.A1" office:value-type="string">
            <text:p text:style-name="P27">5</text:p>
          </table:table-cell>
          <table:table-cell table:style-name="Table23.A1" office:value-type="string">
            <text:p text:style-name="P27">4</text:p>
          </table:table-cell>
          <table:table-cell table:style-name="Table23.A1" office:value-type="string">
            <text:p text:style-name="P27">3</text:p>
          </table:table-cell>
          <table:table-cell table:style-name="Table23.A1" office:value-type="string">
            <text:p text:style-name="P27">2</text:p>
          </table:table-cell>
          <table:table-cell table:style-name="Table23.A1" office:value-type="string">
            <text:p text:style-name="P27">1</text:p>
          </table:table-cell>
          <table:table-cell table:style-name="Table23.P1" office:value-type="string">
            <text:p text:style-name="P27">0</text:p>
          </table:table-cell>
        </table:table-row>
        <table:table-row>
          <table:table-cell table:style-name="Table23.A2" table:number-columns-spanned="11" office:value-type="string">
            <text:p text:style-name="P27">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23.A2" office:value-type="string">
            <text:p text:style-name="P28">Sleepy</text:p>
          </table:table-cell>
          <table:table-cell table:style-name="Table23.M2" table:number-columns-spanned="4" office:value-type="string">
            <text:p text:style-name="P43">Heartbeat Interval</text:p>
          </table:table-cell>
          <table:covered-table-cell/>
          <table:covered-table-cell/>
          <table:covered-table-cell/>
        </table:table-row>
      </table:table>
      <text:p text:style-name="P71"/>
      <text:p text:style-name="P71">If the Sleepy bit is set then this node is assumed not to be listening except (perhaps) during beacon slots. <text:s/>In this case the coordinator will not attempt to forward data to it immediately, but will instead buffer it for <text:span text:style-name="T12">deferred</text:span> delivery.</text:p>
      <text:p text:style-name="P73"><text:span text:style-name="T37">Heartbeat Interval</text:span><text:span text:style-name="T36"> describes the maximum length of time (2^n seconds) that the device is allowed to wait between transmissions. <text:s/>After registration the coordinator must receive a transmission from the device at least this frequently otherwise it is assumed to have gone away </text:span><text:span text:style-name="T43">(the coordinator shall not attempt to ping the missing device).</text:span><text:span text:style-name="T36">.</text:span></text:p>
      <text:p text:style-name="P71">If a device was previously <text:span text:style-name="T12">registered</text:span> with a particular coordinator then it shall only attempt association with the same coordinator unless the previous pairing is removed by some user-initiated process. <text:s/>This is to ensure that a network can recover itself in the event of a coordinator going offline. <text:s/>An un<text:span text:style-name="T12">registered</text:span> device with no saved pairing shall attempt to attach to the strongest available coordinator. <text:s/>If no coordinator is available then the device shall try again later.</text:p>
      <text:h text:style-name="P148" text:outline-level="2"/>
      <text:h text:style-name="P157" text:outline-level="2"><text:bookmark-start text:name="__RefHeading__2297_1842233070"/>0x05 De<text:span text:style-name="T12">registration Request</text:span><text:bookmark-end text:name="__RefHeading__2297_1842233070"/></text:h>
      <text:p text:style-name="P74">Sent by a <text:span text:style-name="T12">registered d</text:span>evice that wishes to leave the network for some reason.</text:p>
      <text:p text:style-name="P63">DP = 0</text:p>
      <text:p text:style-name="P63">AR = 0</text:p>
      <text:p text:style-name="P63">Network ID = As assigned</text:p>
      <text:p text:style-name="P63">Destination address = Short address of coordinator</text:p>
      <text:p text:style-name="P63">Source address = Originating node address</text:p>
      <text:p text:style-name="P63"/>
      <text:p text:style-name="P72">The payload is as follows:</text:p>
      <text:p text:style-name="P72"/>
      <table:table table:name="Table22" table:style-name="Table22">
        <table:table-column table:style-name="Table22.A" table:number-columns-repeated="2"/>
        <table:table-column table:style-name="Table22.C"/>
        <table:table-header-rows>
          <table:table-row>
            <table:table-cell table:style-name="Table22.A1" office:value-type="string">
              <text:p text:style-name="P15"/>
            </table:table-cell>
            <table:table-cell table:style-name="Table22.A1" office:value-type="string">
              <text:p text:style-name="P23">64-bit</text:p>
              <text:p text:style-name="P23">UUID</text:p>
            </table:table-cell>
            <table:table-cell table:style-name="Table22.C1" office:value-type="string">
              <text:p text:style-name="P29">Reason</text:p>
            </table:table-cell>
          </table:table-row>
          <table:table-row>
            <table:table-cell table:style-name="Table22.A2" office:value-type="string">
              <text:p text:style-name="P15">Bytes</text:p>
            </table:table-cell>
            <table:table-cell table:style-name="Table22.B2" office:value-type="string">
              <text:p text:style-name="P23">8</text:p>
            </table:table-cell>
            <table:table-cell table:style-name="Table22.C2" office:value-type="string">
              <text:p text:style-name="P29">1</text:p>
            </table:table-cell>
          </table:table-row>
        </table:table-header-rows>
      </table:table>
      <text:p text:style-name="P72"/>
      <text:p text:style-name="P74">Reason shall be one of the following:</text:p>
      <table:table table:name="Table24" table:style-name="Table24">
        <table:table-column table:style-name="Table24.A"/>
        <table:table-column table:style-name="Table24.B"/>
        <table:table-row>
          <table:table-cell table:style-name="Table24.A1" office:value-type="string">
            <text:p text:style-name="P29">0</text:p>
          </table:table-cell>
          <table:table-cell table:style-name="Table24.B1" office:value-type="string">
            <text:p text:style-name="P29">User request</text:p>
          </table:table-cell>
        </table:table-row>
        <table:table-row>
          <table:table-cell table:style-name="Table24.A2" office:value-type="string">
            <text:p text:style-name="P29">1</text:p>
          </table:table-cell>
          <table:table-cell table:style-name="Table24.B2" office:value-type="string">
            <text:p text:style-name="P29">Power down (e.g. battery exhausted)</text:p>
          </table:table-cell>
        </table:table-row>
      </table:table>
      <text:p text:style-name="P74"/>
      <text:p text:style-name="P70"/>
      <text:h text:style-name="P149" text:outline-level="2"><text:bookmark-start text:name="__RefHeading__2299_1842233070"/>0x06 <text:span text:style-name="T12">Registration Response</text:span><text:bookmark-end text:name="__RefHeading__2299_1842233070"/></text:h>
      <text:p text:style-name="P70">Transmitted by a coordinator in response to a <text:span text:style-name="T12">Registration Request or Deregistration Request</text:span>, or as required (e.g. for administrative purposes).</text:p>
      <text:p text:style-name="P64">DP = 1 if in response to a Registration Request and the coordinator has pending data to pass to the destination</text:p>
      <text:p text:style-name="P64">AR = <text:span text:style-name="T44">0</text:span></text:p>
      <text:p text:style-name="P64">Network ID = As assigned</text:p>
      <text:p text:style-name="P64">Destination address = Target <text:span text:style-name="T45">short address </text:span>(for deregistration or address updates/<text:span text:style-name="T45">collision resolution</text:span>), or broadcast address (for registration)</text:p>
      <text:p text:style-name="P64">Source address = Originating node address (<text:span text:style-name="T44">must be a coordinator</text:span>)</text:p>
      <text:p text:style-name="P110"/>
      <table:table table:name="Table16" table:style-name="Table16">
        <table:table-column table:style-name="Table16.A" table:number-columns-repeated="3"/>
        <table:table-column table:style-name="Table16.D"/>
        <table:table-header-rows>
          <table:table-row>
            <table:table-cell table:style-name="Table16.A1" office:value-type="string">
              <text:p text:style-name="P13"/>
            </table:table-cell>
            <table:table-cell table:style-name="Table16.A1" office:value-type="string">
              <text:p text:style-name="P24">64-bit</text:p>
              <text:p text:style-name="P24">UUID</text:p>
            </table:table-cell>
            <table:table-cell table:style-name="Table16.A1" office:value-type="string">
              <text:p text:style-name="P19">Allocated</text:p>
              <text:p text:style-name="P19">short address</text:p>
            </table:table-cell>
            <table:table-cell table:style-name="Table16.D1" office:value-type="string">
              <text:p text:style-name="P11">Status/<text:span text:style-name="T47">Reason</text:span> Code</text:p>
            </table:table-cell>
          </table:table-row>
          <table:table-row>
            <table:table-cell table:style-name="Table16.A2" office:value-type="string">
              <text:p text:style-name="P13">Bytes</text:p>
            </table:table-cell>
            <table:table-cell table:style-name="Table16.B2" office:value-type="string">
              <text:p text:style-name="P24">8</text:p>
            </table:table-cell>
            <table:table-cell table:style-name="Table16.C2" office:value-type="string">
              <text:p text:style-name="P30">1</text:p>
            </table:table-cell>
            <table:table-cell table:style-name="Table16.D2" office:value-type="string">
              <text:p text:style-name="P10">1</text:p>
            </table:table-cell>
          </table:table-row>
        </table:table-header-rows>
      </table:table>
      <text:p text:style-name="P111"/>
      <text:p text:style-name="P113"><text:span text:style-name="T46">For registration t</text:span>he 64-bit UUID is that of the node being addressed, <text:span text:style-name="T46">otherwise it is set to 0</text:span>. <text:s/>Only a <text:soft-page-break/>node having the corresponding UUID shall act upon <text:span text:style-name="T46">a broadcast registration response.</text:span></text:p>
      <text:p text:style-name="P112"/>
      <text:p text:style-name="P112">Short address is allocated by the coordinator or <text:span text:style-name="T46">is </text:span><text:span text:style-name="T22">set to</text:span> 0xFF if the node is being <text:span text:style-name="T12">deregistered</text:span> or a <text:span text:style-name="T12">registration</text:span> request was rejected.</text:p>
      <text:p text:style-name="P112"><text:line-break/>Status <text:span text:style-name="T48">code</text:span> shall be one of the following:</text:p>
      <text:p text:style-name="P112"/>
      <table:table table:name="Table20" table:style-name="Table20">
        <table:table-column table:style-name="Table20.A"/>
        <table:table-column table:style-name="Table20.B"/>
        <table:table-row>
          <table:table-cell table:style-name="Table20.A1" office:value-type="string">
            <text:p text:style-name="P30">0</text:p>
          </table:table-cell>
          <table:table-cell table:style-name="Table20.B1" office:value-type="string">
            <text:p text:style-name="P31">Success</text:p>
            <text:p text:style-name="P31">(attach or detach requested by the remote node)</text:p>
          </table:table-cell>
        </table:table-row>
        <table:table-row>
          <table:table-cell table:style-name="Table20.A2" office:value-type="string">
            <text:p text:style-name="P30">1</text:p>
          </table:table-cell>
          <table:table-cell table:style-name="Table20.B2" office:value-type="string">
            <text:p text:style-name="P31">Access denied</text:p>
            <text:p text:style-name="P44">(UUID is blacklisted)</text:p>
          </table:table-cell>
        </table:table-row>
        <table:table-row>
          <table:table-cell table:style-name="Table20.A2" office:value-type="string">
            <text:p text:style-name="P30">2</text:p>
          </table:table-cell>
          <table:table-cell table:style-name="Table20.B2" office:value-type="string">
            <text:p text:style-name="P31">Network full</text:p>
            <text:p text:style-name="P44">(addressed coordinator has no free client slots)</text:p>
          </table:table-cell>
        </table:table-row>
        <table:table-row>
          <table:table-cell table:style-name="Table20.A2" office:value-type="string">
            <text:p text:style-name="P30">3</text:p>
          </table:table-cell>
          <table:table-cell table:style-name="Table20.B2" office:value-type="string">
            <text:p text:style-name="P31"><text:span text:style-name="T46">S</text:span>hutdown pending</text:p>
            <text:p text:style-name="P44">(unsolicited - addressed coordinator is flushing all connected nodes)</text:p>
          </table:table-cell>
        </table:table-row>
        <table:table-row>
          <table:table-cell table:style-name="Table20.A2" office:value-type="string">
            <text:p text:style-name="P30">4</text:p>
          </table:table-cell>
          <table:table-cell table:style-name="Table20.B2" office:value-type="string">
            <text:p text:style-name="P31">Administrative disconnect</text:p>
            <text:p text:style-name="P44">(unsolicited - coordinator is dropping a specific node for administrative reasons)</text:p>
          </table:table-cell>
        </table:table-row>
        <table:table-row>
          <table:table-cell table:style-name="Table20.A2" office:value-type="string">
            <text:p text:style-name="P45">5</text:p>
          </table:table-cell>
          <table:table-cell table:style-name="Table20.B2" office:value-type="string">
            <text:p text:style-name="P44">Short address not registered</text:p>
            <text:p text:style-name="P44">(unsolicited - e.g. packet received after heartbeat expiry)</text:p>
          </table:table-cell>
        </table:table-row>
      </table:table>
      <text:p text:style-name="P112"/>
      <text:p text:style-name="P114">A node receiving this message <text:span text:style-name="T46">either via broadcast or unicast </text:span>with the assigned short address equal to its own but with a mismatching UUID <text:span text:style-name="T46">(including UUID 0) </text:span>must immediately return to unregistered state and attempt to reassociate with the network. <text:s/><text:span text:style-name="T8">(NOTE: Possible DoS vector?)</text:span></text:p>
      <text:p text:style-name="P106"/>
      <text:p text:style-name="P115"><text:span text:style-name="T40">In the event that a coordinator receives a packet from a node using an unregistered short address this message will be unicast to that address to effect a disconnection (status = 5). <text:s/>Clients disconnected in this way may immediately attempt reconnection by the usual me</text:span><text:span text:style-name="T46">thod</text:span><text:span text:style-name="T40">.</text:span></text:p>
      <text:p text:style-name="P107"/>
      <text:h text:style-name="P150" text:outline-level="2"/>
      <text:h text:style-name="P158" text:outline-level="2"><text:bookmark-start text:name="__RefHeading__2303_1842233070"/><text:span text:style-name="T32">0x10-0x1F</text:span> Data<text:bookmark-end text:name="__RefHeading__2303_1842233070"/></text:h>
      <text:p text:style-name="P75">This is a general purpose data packet. <text:s/>The payload is passed verbatim to the <text:span text:style-name="T32">application</text:span> layer, <text:span text:style-name="T32">with the least significant nibble used for application selection (</text:span><text:span text:style-name="T43">analogous</text:span><text:span text:style-name="T32"> to UDP port number).</text:span></text:p>
      <text:p text:style-name="P65">DP = 1 if another packet follows, else 0</text:p>
      <text:p text:style-name="P65">AR = optional</text:p>
      <text:p text:style-name="P65">Network ID = As assigned</text:p>
      <text:p text:style-name="P65">Destination address = Target node's unicast address</text:p>
      <text:p text:style-name="P65">Source address = Originating node address</text:p>
      <text:p text:style-name="P65"/>
      <text:p text:style-name="P65"/>
      <text:h text:style-name="P137" text:outline-level="1"><text:bookmark-start text:name="__RefHeading__1963_1495794091"/>Timing<text:bookmark-end text:name="__RefHeading__1963_1495794091"/></text:h>
      <text:p text:style-name="P84">The maximum length of a packet (in bytes) is the sum of:</text:p>
      <text:list xml:id="list112963097" text:style-name="L3">
        <text:list-item>
          <text:p text:style-name="P124">4 bytes preamble (assuming minimum length)</text:p>
        </text:list-item>
        <text:list-item>
          <text:p text:style-name="P124">2 bytes sync word</text:p>
        </text:list-item>
        <text:list-item>
          <text:p text:style-name="P124">1 byte length</text:p>
        </text:list-item>
        <text:list-item>
          <text:p text:style-name="P124">up to 255 bytes payload</text:p>
        </text:list-item>
        <text:list-item>
          <text:p text:style-name="P124">2 bytes CRC</text:p>
        </text:list-item>
      </text:list>
      <text:p text:style-name="P84">Total = 264 bytes, 2112 bits.</text:p>
      <text:p text:style-name="P84">With the specified PHY parameters of 2FSK at 50 kbps this will take 42 ms to transmit (plus transmitter startup delay and any delays due to CSMA/CD back-off).</text:p>
      <text:p text:style-name="P86">An acknowledgment has a payload length of 6 bytes and therefore a total length of 120 bits (2.4 ms).</text:p>
      <text:p text:style-name="P86">The timeout for acknowledgement of a packet with the AR bit set needs to consider the above transmit times, processing overhead at the remote node, plus delays due to channel contention. <text:s/>250 ms is suggested, simply because this is equal to the beacon slot period, and is reasonable given the above numbers. <text:s/>A more detailed analysis may allow for optimisation of this value.</text:p>
      <text:p text:style-name="P86"/>
      <text:h text:style-name="P131" text:outline-level="1"><text:bookmark-start text:name="__RefHeading__2324_204423598"/>Sleeping Nodes<text:bookmark-end text:name="__RefHeading__2324_204423598"/></text:h>
      <text:p text:style-name="P95">A sleeping client is one which, for reasons of conserving power, leaves its receiver switched off for some of the time. <text:s/>A sleeping node can never be a coordinator. <text:s/>The receiver is assumed to be enabled and therefore the device contactable under one of the following conditions:</text:p>
      <text:list xml:id="list631501996" text:style-name="L4">
        <text:list-item>
          <text:p text:style-name="P125">During the time of an expected Sync Beacon</text:p>
        </text:list-item>
        <text:list-item>
          <text:p text:style-name="P125">Immediately after transmitting a packet or receiving a unicast packet with the Data Pending (DP) bit set.</text:p>
        </text:list-item>
      </text:list>
      <text:p text:style-name="P95">It is not mandatory for a sleeping node to listen for Sync Beacons even on a synchronous network, nor is it mandatory for a coordinator to transmit Sync Beacons at all. <text:s/>If Sync Beacons are in use then a sleeping node may detect that a coordinator has a packet pending for it by looking for its short address in the Sync Beacon Address List. <text:s/>If its short address is present then the sleeping node shall transmit a Poll message and continue processing as in case 2.</text:p>
      <text:p text:style-name="P90"><text:span text:style-name="T38">After transmitting any packet a sleeping node shall switch to receive mode for a period of TBC ms (say 10?) before returning to sleep. <text:s/></text:span><text:span text:style-name="T39">If a packet is received during this time then the receiver shall remain on until reception is complete. <text:s/>Iff the received packet is addressed to the sleeping node and the Data Pending bit is set then the receiver shall once again remain on for TBC ms, otherwise the receiver shall be turned off immediately.</text:span></text:p>
      <text:p text:style-name="P91"><text:span text:style-name="T39">A coordinator shall attempt to send a pending packet to a sleeping node immediately in response to an incoming packet with AR=0, or immediately following the Acknowledgement to an incoming packet with AR=1. <text:s/>In the latter case the Acknowledgement shall be transmitted with AR=1. <text:s/>An outgoing (pending) packet with AR=1 MUST remain pending until an Acknowledgement has been </text:span><text:soft-page-break/><text:span text:style-name="T39">received from the sleeping node, or until its validity period expires.</text:span></text:p>
      <text:h text:style-name="P151" text:outline-level="2"><text:bookmark-start text:name="__RefHeading__2326_204423598"/>Implementation<text:bookmark-end text:name="__RefHeading__2326_204423598"/></text:h>
      <text:p text:style-name="P92"><text:span text:style-name="T49">Power state management is implemented in the MAC to avoid duplication of code in the PHY drivers. <text:s/>However, accurate and fast timing of the listen phase is essential and may be support</text:span><text:span text:style-name="T50">able by hardware in some radios. <text:s/></text:span><text:span text:style-name="T49">PHYs must </text:span><text:span text:style-name="T50">therefore </text:span><text:span text:style-name="T49">provide the following power control interface</text:span><text:span text:style-name="T50">s</text:span><text:span text:style-name="T49">:</text:span></text:p>
      <text:list xml:id="list1665226132" text:style-name="L5">
        <text:list-item>
          <text:p text:style-name="P126">phy_listen();</text:p>
        </text:list-item>
        <text:list-item>
          <text:p text:style-name="P126">phy_standby();</text:p>
        </text:list-item>
        <text:list-item>
          <text:p text:style-name="P126">phy_delayed_standby(uint16_t us);</text:p>
        </text:list-item>
      </text:list>
      <text:p text:style-name="P92"><text:span text:style-name="T49">The first two </text:span><text:span text:style-name="T50">calls cause an immediate state transition. <text:s/>The last call is used to return the radio to standby after the specified delay. <text:s/>It may be reinvoked, in which case the new timeout supersedes the previous one, or it may be overriden by a call to phy_listen or phy_standby.</text:span></text:p>
      <text:p text:style-name="P96">The MAC calls phy_delayed_standby after transmitting a packet. <text:s/>Upon receipt of a packet the data pending bit is checked and, if it is set, phy_delayed_standby is called again in order to extend the listen period. <text:s/>If the data pending bit is not set then this marks the end of the transaction and phy_standby is called to go immediately to standby.</text:p>
      <text:p text:style-name="P96">PHY drivers are expected to enter listen state automatically after transmitting a packet. <text:s/>Calls to phy_listen do not occur in the MAC except during initialisation for a non-sleepy node.</text:p>
      <text:p text:style-name="P96"/>
      <text:h text:style-name="P132" text:outline-level="1"/>
      <text:h text:style-name="P138" text:outline-level="1"><text:bookmark-start text:name="__RefHeading__2328_204423598"/>Deferred Transmissions<text:bookmark-end text:name="__RefHeading__2328_204423598"/></text:h>
      <text:p text:style-name="P99">Transmitted packets are stored in the MAC for (possible) later transmission under the following circumstances:</text:p>
      <text:list xml:id="list563044300" text:style-name="L6">
        <text:list-item>
          <text:p text:style-name="P127">Acknowledgement is requested</text:p>
        </text:list-item>
        <text:list-item>
          <text:p text:style-name="P127">The destination node is sleepy</text:p>
        </text:list-item>
      </text:list>
      <text:p text:style-name="P98"><text:span text:style-name="T51">The MAC send function allows a callback to be specified which will be </text:span><text:span text:style-name="T52">invoked either upon successful transmission of the packet, or after giving up. <text:s/>The various operating modes are outlined below:</text:span></text:p>
      <table:table table:name="Table7" table:style-name="Table7">
        <table:table-column table:style-name="Table7.A" table:number-columns-repeated="3"/>
        <table:table-row>
          <table:table-cell table:style-name="Table7.A1" office:value-type="string">
            <text:p text:style-name="P46">Node Type</text:p>
          </table:table-cell>
          <table:table-cell table:style-name="Table7.A1" office:value-type="string">
            <text:p text:style-name="P46">No Ack Requested</text:p>
          </table:table-cell>
          <table:table-cell table:style-name="Table7.C1" office:value-type="string">
            <text:p text:style-name="P46">Ack Requested</text:p>
          </table:table-cell>
        </table:table-row>
        <table:table-row>
          <table:table-cell table:style-name="Table7.A2" office:value-type="string">
            <text:p text:style-name="P46">Not Sleepy</text:p>
          </table:table-cell>
          <table:table-cell table:style-name="Table7.B3" office:value-type="string">
            <text:p text:style-name="P46">Send immediately</text:p>
            <text:p text:style-name="P47">Packet not stored</text:p>
            <text:p text:style-name="P46">Callback (success) immediately</text:p>
          </table:table-cell>
          <table:table-cell table:style-name="Table7.C3" office:value-type="string">
            <text:p text:style-name="P47">Send immediately</text:p>
            <text:p text:style-name="P47">Packet stored</text:p>
            <text:p text:style-name="P47">Retry immediately on ACK timeout (up to retry limit)</text:p>
            <text:p text:style-name="P47">Callback (success) on ack receipt</text:p>
            <text:p text:style-name="P47">Callback (fail) on retry limit exceeded</text:p>
          </table:table-cell>
        </table:table-row>
        <table:table-row>
          <table:table-cell table:style-name="Table7.A2" office:value-type="string">
            <text:p text:style-name="P46">Sleepy</text:p>
          </table:table-cell>
          <table:table-cell table:style-name="Table7.B3" office:value-type="string">
            <text:p text:style-name="P47">Deferred (packet stored)</text:p>
            <text:p text:style-name="P47">Packet sent after node calls in</text:p>
            <text:p text:style-name="P47">Callback (success) once sent</text:p>
            <text:p text:style-name="P47">Callback (fail) if validity period expires</text:p>
          </table:table-cell>
          <table:table-cell table:style-name="Table7.C3" office:value-type="string">
            <text:p text:style-name="P47">Deferred (packet stored)</text:p>
            <text:p text:style-name="P47">Packet sent after node calls in</text:p>
            <text:p text:style-name="P47">Retry on next call-in if ACK timeout (up to retry limit)<text:line-break/>Callback (success) on ack receipt</text:p>
            <text:p text:style-name="P47">Callback (fail) on retry limit exceeded or validity period expires</text:p>
          </table:table-cell>
        </table:table-row>
      </table:table>
      <text:p text:style-name="P100"/>
      <text:p text:style-name="P101">The send function may return a negative error code in which case the callback will not be invoked. <text:s/>This occurs if a packet is already pending.</text:p>
      <text:p text:style-name="P100"/>
      <text:p text:style-name="P99"/>
      <text:h text:style-name="P138" text:outline-level="1"><text:bookmark-start text:name="__RefHeading__2330_204423598"/>CSMA/CD<text:bookmark-end text:name="__RefHeading__2330_204423598"/></text:h>
      <text:p text:style-name="P99">FIXME: Not yet implemented. <text:s/>To avoid blocking in the tx_packet function this is likely to need to be integrated with deferred transmits in some way, e.g. by having the PHY execute a callback when the channel is clear.</text:p>
      <text:p text:style-name="P97"/>
      <text:p text:style-name="P95"/>
      <text:p text:style-name="P84"/>
      <text:h text:style-name="Heading_20_1" text:outline-level="1"/>
      <text:h text:style-name="P133" text:outline-level="1"><text:bookmark-start text:name="__RefHeading__2305_1842233070"/>Appendix <text:span text:style-name="T15">A </text:span>- Native Packet Formats<text:bookmark-end text:name="__RefHeading__2305_1842233070"/></text:h>
      <text:p text:style-name="P82">This appendix describes the (de-)modulation and packet handling capabilities of various common radio transceivers, and their applicability to a TinyHAN implementation. <text:s/>By following these guidelines it is expected that devices utilising different radios would be able to interoperate.</text:p>
      <text:p text:style-name="P82"/>
      <text:p text:style-name="P54">This section to be completed.</text:p>
      <text:h text:style-name="Heading_20_2" text:outline-level="2"><text:bookmark-start text:name="__RefHeading__2307_1842233070"/>Si4420 (RFM12B)<text:bookmark-end text:name="__RefHeading__2307_1842233070"/></text:h>
      <text:p text:style-name="Text_20_body">Has no packet engine. <text:s/>16-bit sync word which must start 0x2Dxx (MSB first). <text:s/><text:span text:style-name="T20">Implementations must process the full packet on the host MCU. <text:s/></text:span></text:p>
      <text:h text:style-name="Heading_20_2" text:outline-level="2"><text:bookmark-start text:name="__RefHeading__2309_1842233070"/>Si4431/4432 (RFM23B/RFM22B)<text:bookmark-end text:name="__RefHeading__2309_1842233070"/></text:h>
      <text:p text:style-name="Text_20_body">Bit order: MSB first (LSB first optional)</text:p>
      <text:p text:style-name="Text_20_body"/>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Table_20_Contents"/>
          </table:table-cell>
          <table:table-cell table:style-name="Table1.A1" office:value-type="string">
            <text:p text:style-name="Table_20_Contents">Preamble</text:p>
          </table:table-cell>
          <table:table-cell table:style-name="Table1.A1" office:value-type="string">
            <text:p text:style-name="Table_20_Contents">Sync</text:p>
          </table:table-cell>
          <table:table-cell table:style-name="Table1.A1" office:value-type="string">
            <text:p text:style-name="Table_20_Contents">TX Header</text:p>
          </table:table-cell>
          <table:table-cell table:style-name="Table1.A1" office:value-type="string">
            <text:p text:style-name="Table_20_Contents">Packet Length</text:p>
          </table:table-cell>
          <table:table-cell table:style-name="Table1.A1" office:value-type="string">
            <text:p text:style-name="Table_20_Contents">Data</text:p>
          </table:table-cell>
          <table:table-cell table:style-name="Table1.G1" office:value-type="string">
            <text:p text:style-name="Table_20_Contents">CRC</text:p>
          </table:table-cell>
        </table:table-row>
        <table:table-row>
          <table:table-cell table:style-name="Table1.A8" office:value-type="string">
            <text:p text:style-name="Table_20_Contents">Bytes</text:p>
          </table:table-cell>
          <table:table-cell table:style-name="Table1.A8" office:value-type="string">
            <text:p text:style-name="Table_20_Contents">1-512</text:p>
          </table:table-cell>
          <table:table-cell table:style-name="Table1.F8" office:value-type="string">
            <text:p text:style-name="Table_20_Contents">1-4</text:p>
          </table:table-cell>
          <table:table-cell table:style-name="Table1.F8" office:value-type="string">
            <text:p text:style-name="Table_20_Contents">0-4</text:p>
          </table:table-cell>
          <table:table-cell table:style-name="Table1.F8" office:value-type="string">
            <text:p text:style-name="Table_20_Contents">0-1</text:p>
          </table:table-cell>
          <table:table-cell table:style-name="Table1.F8" office:value-type="string">
            <text:p text:style-name="Table_20_Contents">N</text:p>
          </table:table-cell>
          <table:table-cell table:style-name="Table1.G8" office:value-type="string">
            <text:p text:style-name="Table_20_Contents">0-2</text:p>
          </table:table-cell>
        </table:table-row>
        <table:table-row>
          <table:table-cell table:style-name="Table1.A8" office:value-type="string">
            <text:p text:style-name="Table_20_Contents"/>
          </table:table-cell>
          <table:table-cell table:style-name="Table1.A8" office:value-type="string">
            <text:p text:style-name="Table_20_Contents">0101.....01</text:p>
          </table:table-cell>
          <table:table-cell table:style-name="Table1.F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G8" office:value-type="string">
            <text:p text:style-name="Table_20_Contents"/>
          </table:table-cell>
        </table:table-row>
        <table:table-row>
          <table:table-cell table:style-name="Table1.A8" office:value-type="string">
            <text:p text:style-name="Table_20_Contents">Manchester</text:p>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G4" office:value-type="string">
            <text:p text:style-name="Table_20_Contents"/>
          </table:table-cell>
        </table:table-row>
        <table:table-row>
          <table:table-cell table:style-name="Table1.A8" office:value-type="string">
            <text:p text:style-name="Table_20_Contents">Whitening</text:p>
          </table:table-cell>
          <table:table-cell table:style-name="Table1.A8" office:value-type="string">
            <text:p text:style-name="Table_20_Contents"/>
          </table:table-cell>
          <table:table-cell table:style-name="Table1.F8"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G4" office:value-type="string">
            <text:p text:style-name="Table_20_Contents"/>
          </table:table-cell>
        </table:table-row>
        <table:table-row>
          <table:table-cell table:style-name="Table1.A8" office:value-type="string">
            <text:p text:style-name="Table_20_Contents">CRC</text:p>
          </table:table-cell>
          <table:table-cell table:style-name="Table1.A8" office:value-type="string">
            <text:p text:style-name="Table_20_Contents"/>
          </table:table-cell>
          <table:table-cell table:style-name="Table1.F8" office:value-type="string">
            <text:p text:style-name="Table_20_Contents"/>
          </table:table-cell>
          <table:table-cell table:style-name="Table1.D6" office:value-type="string">
            <text:p text:style-name="Table_20_Contents"/>
          </table:table-cell>
          <table:table-cell table:style-name="Table1.D6" office:value-type="string">
            <text:p text:style-name="Table_20_Contents"/>
          </table:table-cell>
          <table:table-cell table:style-name="Table1.B4" office:value-type="string">
            <text:p text:style-name="Table_20_Contents"/>
          </table:table-cell>
          <table:table-cell table:style-name="Table1.G8" office:value-type="string">
            <text:p text:style-name="Table_20_Contents"/>
          </table:table-cell>
        </table:table-row>
        <table:table-row>
          <table:table-cell table:style-name="Table1.A8" office:value-type="string">
            <text:p text:style-name="Table_20_Contents">Crypto</text:p>
          </table:table-cell>
          <table:table-cell table:style-name="Table1.A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G8" office:value-type="string">
            <text:p text:style-name="Table_20_Contents"/>
          </table:table-cell>
        </table:table-row>
        <table:table-row>
          <table:table-cell table:style-name="Table1.A8" office:value-type="string">
            <text:p text:style-name="Table_20_Contents">WoR match</text:p>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G8" office:value-type="string">
            <text:p text:style-name="Table_20_Contents"/>
          </table:table-cell>
        </table:table-row>
      </table:table>
      <text:p text:style-name="Text_20_body"/>
      <text:p text:style-name="Text_20_body">Header and length parts are optional (fixed length may be used).</text:p>
      <text:p text:style-name="Text_20_body">Individual bits may be masked in the TX header for WoR match. <text:s/>Configuration may match specific bit pattern or all 1s (for broadcast operation).</text:p>
      <text:p text:style-name="Text_20_body">WoR (low duty cycle mode) can wake up at intervals and receive for a configurable period of time. If a preamble and valid sync are detected during the wakeup period then the receiver stays open until packet completion (successful or not).</text:p>
      <text:p text:style-name="Text_20_body">Whitening polynomial: PN9 (x^9+x^5+1?)</text:p>
      <text:p text:style-name="Text_20_body">CRC polynomials: (initial value 0x0000)</text:p>
      <text:p text:style-name="Text_20_body">CRC-CCITT (x^16+x^12+x^5+1 = 0x1021)</text:p>
      <text:p text:style-name="Text_20_body">CRC-16 (x^16+x^15+x^2+1 = 0x8005)</text:p>
      <text:p text:style-name="Text_20_body">IEC-16 (0x3D65?)</text:p>
      <text:p text:style-name="Text_20_body">Biacheva <text:span text:style-name="T21">(?)</text:span></text:p>
      <text:p text:style-name="P84"><text:soft-page-break/></text:p>
      <text:p text:style-name="P84">Time to enter transmit mode from shut down = 16.8 ms</text:p>
      <text:p text:style-name="P84">Time to enter receive mode from shut down = 16.8 ms</text:p>
      <text:p text:style-name="P87">Time to enter transmit mode from standby = 800 us</text:p>
      <text:p text:style-name="P87">Time to enter receive mode from standby = 800 us</text:p>
      <text:p text:style-name="P84">Time to enter transmit mode from receive = 200 us</text:p>
      <text:p text:style-name="P85">Time to enter receive mode from transmit = 200 us</text:p>
      <text:p text:style-name="P85"/>
      <text:p text:style-name="P85"/>
      <text:h text:style-name="P159" text:outline-level="2"><text:bookmark-start text:name="__RefHeading__4382_1190011602"/>Si446x (RFM24W/RFM26W)<text:bookmark-end text:name="__RefHeading__4382_1190011602"/></text:h>
      <text:p text:style-name="P54">TBC. <text:s/>This has a highly configurable packet engine so should be fine.</text:p>
      <text:p text:style-name="P54"/>
      <text:h text:style-name="P142" text:outline-level="2"/>
      <text:h text:style-name="P153" text:outline-level="2"><text:bookmark-start text:name="__RefHeading__2311_1842233070"/>SX1231(H) (RFM69W)<text:bookmark-end text:name="__RefHeading__2311_1842233070"/></text:h>
      <text:p text:style-name="Text_20_body">Bit order: MSB first</text:p>
      <text:p text:style-name="Text_20_body"/>
      <table:table table:name="Table2" table:style-name="Table2">
        <table:table-column table:style-name="Table2.A" table:number-columns-repeated="2"/>
        <table:table-column table:style-name="Table2.C" table:number-columns-repeated="4"/>
        <table:table-column table:style-name="Table2.G"/>
        <table:table-row>
          <table:table-cell table:style-name="Table2.A1" office:value-type="string">
            <text:p text:style-name="Table_20_Contents"/>
          </table:table-cell>
          <table:table-cell table:style-name="Table2.A1" office:value-type="string">
            <text:p text:style-name="Table_20_Contents">Preamble</text:p>
          </table:table-cell>
          <table:table-cell table:style-name="Table2.A1" office:value-type="string">
            <text:p text:style-name="Table_20_Contents">Sync</text:p>
          </table:table-cell>
          <table:table-cell table:style-name="Table2.A1" office:value-type="string">
            <text:p text:style-name="Table_20_Contents">Packet Length</text:p>
          </table:table-cell>
          <table:table-cell table:style-name="Table2.A1" office:value-type="string">
            <text:p text:style-name="Table_20_Contents">Address</text:p>
          </table:table-cell>
          <table:table-cell table:style-name="Table2.A1" office:value-type="string">
            <text:p text:style-name="Table_20_Contents">Data</text:p>
          </table:table-cell>
          <table:table-cell table:style-name="Table2.G1" office:value-type="string">
            <text:p text:style-name="Table_20_Contents">CRC</text:p>
          </table:table-cell>
        </table:table-row>
        <table:table-row>
          <table:table-cell table:style-name="Table2.A8" office:value-type="string">
            <text:p text:style-name="Table_20_Contents">Bytes</text:p>
          </table:table-cell>
          <table:table-cell table:style-name="Table2.A8" office:value-type="string">
            <text:p text:style-name="Table_20_Contents">0-65535</text:p>
          </table:table-cell>
          <table:table-cell table:style-name="Table2.F8" office:value-type="string">
            <text:p text:style-name="Table_20_Contents">0-8</text:p>
          </table:table-cell>
          <table:table-cell table:style-name="Table2.F8" office:value-type="string">
            <text:p text:style-name="Table_20_Contents">0-1</text:p>
          </table:table-cell>
          <table:table-cell table:style-name="Table2.F8" office:value-type="string">
            <text:p text:style-name="Table_20_Contents">0-1</text:p>
          </table:table-cell>
          <table:table-cell table:style-name="Table2.F8" office:value-type="string">
            <text:p text:style-name="Table_20_Contents">N</text:p>
          </table:table-cell>
          <table:table-cell table:style-name="Table2.G8" office:value-type="string">
            <text:p text:style-name="Table_20_Contents">0-2</text:p>
          </table:table-cell>
        </table:table-row>
        <table:table-row>
          <table:table-cell table:style-name="Table2.A8" office:value-type="string">
            <text:p text:style-name="Table_20_Contents"/>
          </table:table-cell>
          <table:table-cell table:style-name="Table2.A8" office:value-type="string">
            <text:p text:style-name="Table_20_Contents">0101.....01</text:p>
          </table:table-cell>
          <table:table-cell table:style-name="Table2.F8" office:value-type="string">
            <text:p text:style-name="Table_20_Contents"/>
          </table:table-cell>
          <table:table-cell table:style-name="Table2.F8" office:value-type="string">
            <text:p text:style-name="Table_20_Contents"/>
          </table:table-cell>
          <table:table-cell table:style-name="Table2.F8" office:value-type="string">
            <text:p text:style-name="Table_20_Contents"/>
          </table:table-cell>
          <table:table-cell table:style-name="Table2.F8" office:value-type="string">
            <text:p text:style-name="Table_20_Contents"/>
          </table:table-cell>
          <table:table-cell table:style-name="Table2.G8" office:value-type="string">
            <text:p text:style-name="Table_20_Contents"/>
          </table:table-cell>
        </table:table-row>
        <table:table-row>
          <table:table-cell table:style-name="Table2.A8" office:value-type="string">
            <text:p text:style-name="Table_20_Contents">Manchester</text:p>
          </table:table-cell>
          <table:table-cell table:style-name="Table2.B4" office:value-type="string">
            <text:p text:style-name="Table_20_Contents"/>
          </table:table-cell>
          <table:table-cell table:style-name="Table2.B4"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G4" office:value-type="string">
            <text:p text:style-name="Table_20_Contents"/>
          </table:table-cell>
        </table:table-row>
        <table:table-row>
          <table:table-cell table:style-name="Table2.A8" office:value-type="string">
            <text:p text:style-name="Table_20_Contents">Whitening</text:p>
          </table:table-cell>
          <table:table-cell table:style-name="Table2.A8" office:value-type="string">
            <text:p text:style-name="Table_20_Contents"/>
          </table:table-cell>
          <table:table-cell table:style-name="Table2.F8"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G4" office:value-type="string">
            <text:p text:style-name="Table_20_Contents"/>
          </table:table-cell>
        </table:table-row>
        <table:table-row>
          <table:table-cell table:style-name="Table2.A8" office:value-type="string">
            <text:p text:style-name="Table_20_Contents">CRC</text:p>
          </table:table-cell>
          <table:table-cell table:style-name="Table2.A8" office:value-type="string">
            <text:p text:style-name="Table_20_Contents"/>
          </table:table-cell>
          <table:table-cell table:style-name="Table2.F8"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G8" office:value-type="string">
            <text:p text:style-name="Table_20_Contents"/>
          </table:table-cell>
        </table:table-row>
        <table:table-row>
          <table:table-cell table:style-name="Table2.A8" office:value-type="string">
            <text:p text:style-name="Table_20_Contents">Crypto</text:p>
          </table:table-cell>
          <table:table-cell table:style-name="Table2.A8" office:value-type="string">
            <text:p text:style-name="Table_20_Contents"/>
          </table:table-cell>
          <table:table-cell table:style-name="Table2.F8" office:value-type="string">
            <text:p text:style-name="Table_20_Contents"/>
          </table:table-cell>
          <table:table-cell table:style-name="Table2.F8" office:value-type="string">
            <text:p text:style-name="Table_20_Contents"/>
          </table:table-cell>
          <table:table-cell table:style-name="Table2.F8" office:value-type="string">
            <text:p text:style-name="Table_20_Contents"/>
          </table:table-cell>
          <table:table-cell table:style-name="Table2.D4" office:value-type="string">
            <text:p text:style-name="Table_20_Contents"/>
          </table:table-cell>
          <table:table-cell table:style-name="Table2.G8" office:value-type="string">
            <text:p text:style-name="Table_20_Contents"/>
          </table:table-cell>
        </table:table-row>
        <table:table-row>
          <table:table-cell table:style-name="Table2.A8" office:value-type="string">
            <text:p text:style-name="Table_20_Contents">WoR match</text:p>
          </table:table-cell>
          <table:table-cell table:style-name="Table2.D4" office:value-type="string">
            <text:p text:style-name="Table_20_Contents"/>
          </table:table-cell>
          <table:table-cell table:style-name="Table2.D4" office:value-type="string">
            <text:p text:style-name="Table_20_Contents"/>
          </table:table-cell>
          <table:table-cell table:style-name="Table2.B4" office:value-type="string">
            <text:p text:style-name="P49"/>
          </table:table-cell>
          <table:table-cell table:style-name="Table2.F8" office:value-type="string">
            <text:p text:style-name="Table_20_Contents"/>
          </table:table-cell>
          <table:table-cell table:style-name="Table2.F8" office:value-type="string">
            <text:p text:style-name="Table_20_Contents"/>
          </table:table-cell>
          <table:table-cell table:style-name="Table2.G8" office:value-type="string">
            <text:p text:style-name="Table_20_Contents"/>
          </table:table-cell>
        </table:table-row>
      </table:table>
      <text:p text:style-name="Text_20_body"/>
      <text:p text:style-name="Text_20_body">Length and address parts are optional (fixed length may be used).</text:p>
      <text:p text:style-name="Text_20_body">Data part is limited to 64 bytes if AES engine is used.</text:p>
      <text:p text:style-name="Text_20_body">Suggestion to use sync as address as well (although doesn't seem to support broadcast address match). <text:s/>Packet handler address match (1 byte) does support broadcast detection.</text:p>
      <text:p text:style-name="Text_20_body">WoR (Listen mode) can wake up at intervals and receive for a configurable period of time. <text:s/>Wakeup criteria are either a) RSSI over threshold, b) RSSI over threshold and sync detected during listen period. <text:s/>If the selected criterion is met than the receiver stays open until either a) packet completion, b) configurable timeout.</text:p>
      <text:p text:style-name="Text_20_body">AES support is limited to 128-bit key. <text:s/>Block size if 128 bits (16 bytes)</text:p>
      <text:p text:style-name="Text_20_body"><text:bookmark-start text:name="__RefHeading__2313_1842233070"/>CRC is performed on encrypted data if AES is enabled.<text:bookmark-end text:name="__RefHeading__2313_1842233070"/></text:p>
      <text:p text:style-name="Text_20_body"/>
      <text:p text:style-name="Text_20_body">Whitening polynomial: PN9 (x^9+x^5+1)</text:p>
      <text:p text:style-name="Text_20_body"><text:bookmark-start text:name="__RefHeading__2315_1842233070"/>CRC polynomials: (initial value 0x1D0F)<text:bookmark-end text:name="__RefHeading__2315_1842233070"/></text:p>
      <text:p text:style-name="Text_20_body"><text:bookmark-start text:name="__RefHeading__2317_1842233070"/>CRC-CCITT (x^16+x^12+x^5+1 = 0x1021)<text:bookmark-end text:name="__RefHeading__2317_1842233070"/></text:p>
      <text:p text:style-name="Text_20_body"><text:bookmark-start text:name="__RefHeading__2319_1842233070"/>The resulting CRC is complemented (XOR 0xFFFF).<text:bookmark-end text:name="__RefHeading__2319_1842233070"/></text:p>
      <text:p text:style-name="Text_20_body"/>
      <text:p text:style-name="Text_20_body"/>
      <text:h text:style-name="P153" text:outline-level="2"><text:bookmark-start text:name="__RefHeading__2321_1842233070"/>CC1110 (Ciseco SRF/XRF)<text:bookmark-end text:name="__RefHeading__2321_1842233070"/></text:h>
      <text:p text:style-name="Text_20_body">Bit order: MSB first</text:p>
      <text:p text:style-name="Text_20_body"/>
      <table:table table:name="Table3" table:style-name="Table3">
        <table:table-column table:style-name="Table3.A" table:number-columns-repeated="2"/>
        <table:table-column table:style-name="Table3.C" table:number-columns-repeated="4"/>
        <table:table-column table:style-name="Table3.G"/>
        <table:table-row>
          <table:table-cell table:style-name="Table3.A1" office:value-type="string">
            <text:p text:style-name="Table_20_Contents"/>
          </table:table-cell>
          <table:table-cell table:style-name="Table3.A1" office:value-type="string">
            <text:p text:style-name="Table_20_Contents">Preamble</text:p>
          </table:table-cell>
          <table:table-cell table:style-name="Table3.A1" office:value-type="string">
            <text:p text:style-name="Table_20_Contents">Sync</text:p>
          </table:table-cell>
          <table:table-cell table:style-name="Table3.A1" office:value-type="string">
            <text:p text:style-name="Table_20_Contents">Packet Length</text:p>
          </table:table-cell>
          <table:table-cell table:style-name="Table3.A1" office:value-type="string">
            <text:p text:style-name="Table_20_Contents">Address</text:p>
          </table:table-cell>
          <table:table-cell table:style-name="Table3.A1" office:value-type="string">
            <text:p text:style-name="Table_20_Contents">Data</text:p>
          </table:table-cell>
          <table:table-cell table:style-name="Table3.G1" office:value-type="string">
            <text:p text:style-name="Table_20_Contents">CRC</text:p>
          </table:table-cell>
        </table:table-row>
        <table:table-row>
          <table:table-cell table:style-name="Table3.A8" office:value-type="string">
            <text:p text:style-name="Table_20_Contents">Bytes</text:p>
          </table:table-cell>
          <table:table-cell table:style-name="Table3.A8" office:value-type="string">
            <text:p text:style-name="Table_20_Contents">0-255</text:p>
          </table:table-cell>
          <table:table-cell table:style-name="Table3.F8" office:value-type="string">
            <text:p text:style-name="Table_20_Contents">2 or 4</text:p>
          </table:table-cell>
          <table:table-cell table:style-name="Table3.F8" office:value-type="string">
            <text:p text:style-name="Table_20_Contents">0-1</text:p>
          </table:table-cell>
          <table:table-cell table:style-name="Table3.F8" office:value-type="string">
            <text:p text:style-name="Table_20_Contents">0-1</text:p>
          </table:table-cell>
          <table:table-cell table:style-name="Table3.F8" office:value-type="string">
            <text:p text:style-name="Table_20_Contents">N</text:p>
          </table:table-cell>
          <table:table-cell table:style-name="Table3.G8" office:value-type="string">
            <text:p text:style-name="Table_20_Contents">0-2</text:p>
          </table:table-cell>
        </table:table-row>
        <table:table-row>
          <table:table-cell table:style-name="Table3.A8" office:value-type="string">
            <text:p text:style-name="Table_20_Contents"/>
          </table:table-cell>
          <table:table-cell table:style-name="Table3.A8" office:value-type="string">
            <text:p text:style-name="Table_20_Contents">0101.....01</text:p>
          </table:table-cell>
          <table:table-cell table:style-name="Table3.F8" office:value-type="string">
            <text:p text:style-name="Table_20_Contents"/>
          </table:table-cell>
          <table:table-cell table:style-name="Table3.F8" office:value-type="string">
            <text:p text:style-name="Table_20_Contents"/>
          </table:table-cell>
          <table:table-cell table:style-name="Table3.F8" office:value-type="string">
            <text:p text:style-name="Table_20_Contents"/>
          </table:table-cell>
          <table:table-cell table:style-name="Table3.F8" office:value-type="string">
            <text:p text:style-name="Table_20_Contents"/>
          </table:table-cell>
          <table:table-cell table:style-name="Table3.G8" office:value-type="string">
            <text:p text:style-name="Table_20_Contents"/>
          </table:table-cell>
        </table:table-row>
        <table:table-row>
          <table:table-cell table:style-name="Table3.A8" office:value-type="string">
            <text:p text:style-name="Table_20_Contents">Manchester</text:p>
          </table:table-cell>
          <table:table-cell table:style-name="Table3.B4" office:value-type="string">
            <text:p text:style-name="Table_20_Contents"/>
          </table:table-cell>
          <table:table-cell table:style-name="Table3.B4"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G4" office:value-type="string">
            <text:p text:style-name="Table_20_Contents"/>
          </table:table-cell>
        </table:table-row>
        <table:table-row>
          <table:table-cell table:style-name="Table3.A8" office:value-type="string">
            <text:p text:style-name="Table_20_Contents">Whitening</text:p>
          </table:table-cell>
          <table:table-cell table:style-name="Table3.A8" office:value-type="string">
            <text:p text:style-name="Table_20_Contents"/>
          </table:table-cell>
          <table:table-cell table:style-name="Table3.F8"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G4" office:value-type="string">
            <text:p text:style-name="Table_20_Contents"/>
          </table:table-cell>
        </table:table-row>
        <table:table-row>
          <table:table-cell table:style-name="Table3.A8" office:value-type="string">
            <text:p text:style-name="Table_20_Contents">CRC</text:p>
          </table:table-cell>
          <table:table-cell table:style-name="Table3.A8" office:value-type="string">
            <text:p text:style-name="Table_20_Contents"/>
          </table:table-cell>
          <table:table-cell table:style-name="Table3.F8"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G8" office:value-type="string">
            <text:p text:style-name="Table_20_Contents"/>
          </table:table-cell>
        </table:table-row>
        <table:table-row>
          <table:table-cell table:style-name="Table3.A8" office:value-type="string">
            <text:p text:style-name="Table_20_Contents">Crypto</text:p>
          </table:table-cell>
          <table:table-cell table:style-name="Table3.A8" office:value-type="string">
            <text:p text:style-name="Table_20_Contents"/>
          </table:table-cell>
          <table:table-cell table:style-name="Table3.F8" office:value-type="string">
            <text:p text:style-name="Table_20_Contents"/>
          </table:table-cell>
          <table:table-cell table:style-name="Table3.F8" office:value-type="string">
            <text:p text:style-name="Table_20_Contents"/>
          </table:table-cell>
          <table:table-cell table:style-name="Table3.F8" office:value-type="string">
            <text:p text:style-name="Table_20_Contents"/>
          </table:table-cell>
          <table:table-cell table:style-name="Table3.D4" office:value-type="string">
            <text:p text:style-name="Table_20_Contents"/>
          </table:table-cell>
          <table:table-cell table:style-name="Table3.G8" office:value-type="string">
            <text:p text:style-name="Table_20_Contents"/>
          </table:table-cell>
        </table:table-row>
        <table:table-row>
          <table:table-cell table:style-name="Table3.A8" office:value-type="string">
            <text:p text:style-name="Table_20_Contents">WoR match</text:p>
          </table:table-cell>
          <table:table-cell table:style-name="Table3.D4" office:value-type="string">
            <text:p text:style-name="Table_20_Contents"/>
          </table:table-cell>
          <table:table-cell table:style-name="Table3.D4" office:value-type="string">
            <text:p text:style-name="Table_20_Contents"/>
          </table:table-cell>
          <table:table-cell table:style-name="Table3.B4" office:value-type="string">
            <text:p text:style-name="P49"/>
          </table:table-cell>
          <table:table-cell table:style-name="Table3.F8" office:value-type="string">
            <text:p text:style-name="Table_20_Contents"/>
          </table:table-cell>
          <table:table-cell table:style-name="Table3.F8" office:value-type="string">
            <text:p text:style-name="Table_20_Contents"/>
          </table:table-cell>
          <table:table-cell table:style-name="Table3.G8" office:value-type="string">
            <text:p text:style-name="Table_20_Contents"/>
          </table:table-cell>
        </table:table-row>
      </table:table>
      <text:p text:style-name="Text_20_body"/>
      <text:p text:style-name="Text_20_body">Length and address parts are optional (fixed length may be used).</text:p>
      <text:p text:style-name="Text_20_body">Sync word is only programmable for 2 bytes, but may be doubled up for 4 bytes (two halves must be the same).</text:p>
      <text:p text:style-name="Text_20_body">Crypto is implemented as a co-processor feature outside of the radio.</text:p>
      <text:p text:style-name="Text_20_body"/>
      <text:p text:style-name="Text_20_body">Whitening polynomial: PN9 (x^9+x^5+1)</text:p>
      <text:p text:style-name="Text_20_body"><text:bookmark-start text:name="__RefHeading__2323_1842233070"/>CRC polynomials: (initial value 0xFFFF)<text:bookmark-end text:name="__RefHeading__2323_1842233070"/></text:p>
      <text:p text:style-name="Text_20_body"><text:bookmark-start text:name="__RefHeading__2325_1842233070"/>CRC-16 (x^16+x^15+x^2+1 = 0x8005)<text:bookmark-end text:name="__RefHeading__2325_1842233070"/></text:p>
      <text:p text:style-name="Text_20_body"/>
      <text:h text:style-name="Heading_20_1" text:outline-level="1"/>
      <text:h text:style-name="P139" text:outline-level="1"><text:bookmark-start text:name="__RefHeading__2035_1663729843"/>Appendix B – TinyHAN Application Protocol<text:bookmark-end text:name="__RefHeading__2035_1663729843"/></text:h>
      <text:p text:style-name="Text_20_body"><text:bookmark-start text:name="__RefHeading__2037_1663729843"/>This lightweight application protocol is designed for standardised transmission of sensor/control data via TinyHAN packets. <text:s/>It is based on binary name/value pairs and as such is extremely simple to implement on a small microcontroller. <text:s/>The concept of profiles is used to group data items contained within a single packet, enabling extensibility.<text:bookmark-end text:name="__RefHeading__2037_1663729843"/></text:p>
      <text:p text:style-name="Text_20_body"/>
      <text:p text:style-name="P53"><text:bookmark-start text:name="__RefHeading__2340_204423598"/>Format to be confirmed.<text:bookmark-end text:name="__RefHeading__2340_204423598"/></text:p>
      <text:p text:style-name="Text_20_body"/>
      <text:h text:style-name="P133" text:outline-level="1"><text:bookmark-start text:name="__RefHeading__2337_1842233070"/><text:span text:style-name="T15">Appendix C - </text:span>MQTT-SN<text:bookmark-end text:name="__RefHeading__2337_1842233070"/></text:h>
      <text:p text:style-name="P82"><text:span text:style-name="T1">TinyHAN can act </text:span>as a lightweight alternative to ZigBee in an MQTT-SN stack. <text:s/>MQTT-SN includes a number of features, namely gateway discovery and sleeping disconnects, which need not be implemented when deployed over TinyHAN. <text:s/>The removal of these features, not present in MQTT, allow<text:span text:style-name="T1">s</text:span> for an easier mapping to the full-fat version of the protocol.</text:p>
      <text:p text:style-name="P82">In a typical TinyHAN MQTT-SN network it is proposed that the TinyHAN Coordinator shall also act as MQTT-SN gateway. <text:s/>This obviates the need for the gateway discovery algorithm, because the coordinator address (and hence the gateway address) <text:span text:style-name="T1">is</text:span> already known to a registered node.</text:p>
      <text:p text:style-name="P83">The MQTT-SN sleeping-node protocol is purely a supervision procedure, and requires the node to actively disconnect from the gateway for messages to be deferred. <text:s/>The node also has to perform a full connection handshake every time it wakes up. <text:s/>Although this is analogous to the ping-based polling approach that can be used on a non-beaconing TinyHAN network, it is a major overhead if the protocol is being deployed on a beaconing network. <text:s/>When deployed over TinyHAN an MQTT-SN sleeping client shall instead remain in CONNECTED state during receiver sleep periods; sleeping <text:span text:style-name="T16">clients</text:span> are <text:span text:style-name="T16">therefore </text:span>transparent to the broker. <text:s/><text:span text:style-name="T16">Consideration does need to be given to potentially very long round-trip times when communicating with a sleeping node, and protocol timeouts in the gateway may need to be tuned accordingly.</text:span></text:p>
      <text:h text:style-name="P152" text:outline-level="2"><text:bookmark-start text:name="__RefHeading__4384_1190011602"/>Running RSMB for PC-based Testing<text:bookmark-end text:name="__RefHeading__4384_1190011602"/></text:h>
      <text:p text:style-name="Text_20_body"><text:span text:style-name="T15">See: </text:span><text:a xlink:type="simple" xlink:href="http://modelbasedtesting.co.uk/?p=44">http://modelbasedtesting.co.uk/?p=44</text:a></text:p>
      <text:p text:style-name="Text_20_body"/>
      <text:p text:style-name="Text_20_body">Build RSMB and create a config file containing:</text:p>
      <text:p text:style-name="Text_20_body"/>
      <text:p text:style-name="P50">trace_output protocol</text:p>
      <text:p text:style-name="Code">listener 1883 INADDR_ANY mqtts</text:p>
      <text:p text:style-name="Text_20_body"/>
      <text:p text:style-name="Text_20_body">Run ./broker_mqtts config_file</text:p>
      <text:h text:style-name="Heading_20_2" text:outline-level="2"><text:bookmark-start text:name="__RefHeading__4386_1190011602"/>Topic Registry<text:bookmark-end text:name="__RefHeading__4386_1190011602"/></text:h>
      <text:p text:style-name="Text_20_body">MQTT-SN supports short (2 byte) topic IDs, but this will not integrate particularly well with a full-fat MQTT server since it does not allow for wildcard subscriptions. <text:s/>Alternatively, full topic names may be registered at the first connection and subsequently accessed using a two byte index. <text:s/>Some sort of registry will be required at the embedded device to track the assigned values.</text:p>
      <text:p text:style-name="Text_20_body">It is proposed that the lightweight MQTT-SN stack should accept topic declarations either during initialisation or using a hard-coded macro. <text:s/>The stack will refresh topic IDs in the registry as required by the gateway (when an inbound REGISTER packet is received), or immediately after connection (by actively REGISTERing). <text:s/>It shall not be possible to change or add topic declarations after the stack has been started (although IDs may change if required by the gateway). <text:s/>The same registry shall be used for both PUBLISH and SUBSCRIBE top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class="text">
      <style:paragraph-properties fo:margin="100%" fo:margin-left="1cm" fo:margin-right="1cm" fo:margin-top="0cm" fo:margin-bottom="0cm" style:contextual-spacing="false" fo:text-indent="0cm" style:auto-text-indent="false" fo:background-color="#e6e6e6" style:shadow="none">
        <style:background-image/>
      </style:paragraph-properties>
      <style:text-properties style:font-name="Courier New"/>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65fba" officeooo:paragraph-rsid="00265fba"/>
    </style:style>
    <style:style style:name="MT1" style:family="text">
      <style:text-properties officeooo:rsid="0059be33"/>
    </style:style>
    <style:style style:name="MT2" style:family="text">
      <style:text-properties officeooo:rsid="005c7b99"/>
    </style:style>
    <style:style style:name="MT3" style:family="text">
      <style:text-properties officeooo:rsid="00265fba"/>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inyHAN Protocol Specification <text:span text:style-name="MT1">V0.04</text:span><text:tab/><text:tab/>(C) 2013-2014 Mike Stirling</text:p>
      </style:header>
      <style:footer>
        <text:p text:style-name="Footer"><text:span text:style-name="MT2">http://www.tinyhan.co.uk/</text:span><text:tab/><text:tab/><text:page-number text:select-page="current">4</text:page-number> <text:span text:style-name="MT3">of </text:span><text:span text:style-name="MT3"><text:page-count>26</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03:35</meta:creation-date>
    <meta:editing-duration>P4DT19H52M43S</meta:editing-duration>
    <meta:editing-cycles>19</meta:editing-cycles>
    <meta:generator>LibreOffice/3.6$Linux_X86_64 LibreOffice_project/360m1$Build-2</meta:generator>
    <dc:date>2014-11-20T07:56:50</dc:date>
    <meta:document-statistic meta:table-count="18" meta:image-count="0" meta:object-count="0" meta:page-count="26" meta:paragraph-count="537" meta:word-count="4720" meta:character-count="28705" meta:non-whitespace-character-count="24438"/>
    <meta:user-defined meta:name="Info 1"/>
    <meta:user-defined meta:name="Info 2"/>
    <meta:user-defined meta:name="Info 3"/>
    <meta:user-defined meta:name="Info 4"/>
  </office:meta>
</office:document-meta>
</file>